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40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4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42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42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46"/>
    <style:style style:name="ce17" style:family="table-cell" style:parent-style-name="Default" style:data-style-name="N40"/>
    <style:style style:name="ce18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4">
      <style:text-properties fo:color="#111111"/>
    </style:style>
    <style:style style:name="ce21" style:family="table-cell" style:parent-style-name="Default" style:data-style-name="N4">
      <style:table-cell-properties fo:background-color="#FFFF00"/>
    </style:style>
    <style:style style:name="ce22" style:family="table-cell" style:parent-style-name="Default" style:data-style-name="N0">
      <style:text-properties fo:color="#C9211E"/>
    </style:style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47"/>
    <style:style style:name="ce27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42">
      <style:table-cell-properties fo:background-color="#AFD095"/>
    </style:style>
    <style:style style:name="ce29" style:family="table-cell" style:parent-style-name="Default" style:data-style-name="N42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1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33" style:family="table-cell" style:parent-style-name="Default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7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4">
      <style:table-cell-properties fo:background-color="transparent"/>
    </style:style>
    <style:style style:name="ce39" style:family="table-cell" style:parent-style-name="Default" style:data-style-name="N5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ackground-color="transparent"/>
      <style:text-properties fo:color="#111111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3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14"/>
    <style:style style:name="ce45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46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47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8" style:family="table-cell" style:parent-style-name="Default" style:data-style-name="N51">
      <style:text-properties style:font-name="Bitstream Vera Sans" style:font-name-asian="Bitstream Vera Sans" style:font-name-complex="Bitstream Vera Sans"/>
    </style:style>
    <style:style style:name="ce49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51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5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2">
      <style:text-properties style:font-name="Bitstream Vera Sans" style:font-name-asian="Bitstream Vera Sans" style:font-name-complex="Bitstream Vera Sans"/>
    </style:style>
    <style:style style:name="ce55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7" style:family="table-cell" style:parent-style-name="Default" style:data-style-name="N51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42">
      <style:table-cell-properties fo:background-color="#FFFF00"/>
      <style:text-properties style:font-name="Bitstream Vera Sans" style:font-name-asian="Bitstream Vera Sans" style:font-name-complex="Bitstream Vera Sans"/>
    </style:style>
    <style:style style:name="ce60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3" style:family="table-cell" style:parent-style-name="Default" style:data-style-name="N42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51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1" style:family="table-cell" style:parent-style-name="Default" style:data-style-name="N43">
      <style:text-properties style:font-name="Bitstream Vera Sans" style:font-name-asian="Bitstream Vera Sans" style:font-name-complex="Bitstream Vera Sans"/>
    </style:style>
    <style:style style:name="ce72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73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74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5" style:family="table-cell" style:parent-style-name="Default" style:data-style-name="N43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76" style:family="table-cell" style:parent-style-name="Default" style:data-style-name="N43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7" style:family="table-cell" style:parent-style-name="Default" style:data-style-name="N41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8" style:family="table-cell" style:parent-style-name="Default" style:data-style-name="N41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0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1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2" style:family="table-cell" style:parent-style-name="Default" style:data-style-name="N41">
      <style:text-properties fo:font-weight="bold" style:font-weight-asian="bold" style:font-weight-complex="bold"/>
    </style:style>
    <style:style style:name="ce83" style:family="table-cell" style:parent-style-name="Excel_32_Built-in_32_Normal" style:data-style-name="N3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86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87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8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1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3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4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5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7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9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0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2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3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04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105" style:family="table-cell" style:parent-style-name="Excel_32_Built-in_32_Normal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07" style:family="table-cell" style:parent-style-name="Excel_32_Built-in_32_Normal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09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0" style:family="table-cell" style:parent-style-name="Excel_32_Built-in_32_Normal" style:data-style-name="N39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12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14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6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9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20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21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5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27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28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30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31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32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3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34" style:family="table-cell" style:parent-style-name="Default" style:data-style-name="N43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35" style:family="table-cell" style:parent-style-name="Default" style:data-style-name="N43"/>
    <style:style style:name="ce136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Default" style:data-style-name="N43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38" style:family="table-cell" style:parent-style-name="Default" style:data-style-name="N45"/>
    <style:style style:name="ce139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/>
    </style:style>
    <style:style style:name="ce140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1" style:family="table-cell" style:parent-style-name="Default" style:data-style-name="N44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42" style:family="table-cell" style:parent-style-name="Default" style:data-style-name="N43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43" style:family="table-cell" style:parent-style-name="Default" style:data-style-name="N44"/>
    <style:style style:name="ce144" style:family="table-cell" style:parent-style-name="Default" style:data-style-name="N43"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43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47" style:family="table-cell" style:parent-style-name="Default" style:data-style-name="N44">
      <style:table-cell-properties fo:border-top="2pt solid #000000" fo:border-bottom="none" fo:border-left="none" fo:border-right="none" style:vertical-align="middle"/>
    </style:style>
    <style:style style:name="ce148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49" style:family="table-cell" style:parent-style-name="Default" style:data-style-name="N45">
      <style:table-cell-properties fo:border-top="2pt solid #000000" fo:border-bottom="none" fo:border-left="none" fo:border-right="2pt solid #000000"/>
    </style:style>
    <style:style style:name="ce15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2" style:family="table-cell" style:parent-style-name="Excel_32_Built-in_32_Normal" style:data-style-name="N44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3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54" style:family="table-cell" style:parent-style-name="Excel_32_Built-in_32_Normal" style:data-style-name="N44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55" style:family="table-cell" style:parent-style-name="Default" style:data-style-name="N43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5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58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5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0" style:family="table-cell" style:parent-style-name="Default" style:data-style-name="N43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6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64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66" style:family="table-cell" style:parent-style-name="Default" style:data-style-name="N43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67" style:family="table-cell" style:parent-style-name="Default" style:data-style-name="N43">
      <style:table-cell-properties fo:background-color="#F8CBAD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69" style:family="table-cell" style:parent-style-name="Default" style:data-style-name="N43">
      <style:table-cell-properties fo:background-color="#FCE4D6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71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72" style:family="table-cell" style:parent-style-name="Default" style:data-style-name="N0">
      <style:table-cell-properties fo:background-color="#E2EFDA"/>
    </style:style>
    <style:style style:name="ce173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74" style:family="table-cell" style:parent-style-name="Default" style:data-style-name="N43">
      <style:table-cell-properties fo:background-color="#E2EFDA"/>
    </style:style>
    <style:style style:name="ce175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76" style:family="table-cell" style:parent-style-name="Default" style:data-style-name="N0">
      <style:table-cell-properties fo:background-color="#FFD966"/>
    </style:style>
    <style:style style:name="ce177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79" style:family="table-cell" style:parent-style-name="Default" style:data-style-name="N43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1" style:family="table-cell" style:parent-style-name="Default" style:data-style-name="N47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83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/>
    </style:style>
    <style:style style:name="ce184" style:family="table-cell" style:parent-style-name="Default" style:data-style-name="N41">
      <style:table-cell-properties style:vertical-align="automatic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style:vertical-align="automatic"/>
    </style:style>
    <style:style style:name="ce18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87" style:family="table-cell" style:parent-style-name="Default" style:data-style-name="N48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9" style:family="table-cell" style:parent-style-name="Default" style:data-style-name="N43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91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93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94" style:family="table-cell" style:parent-style-name="Default" style:data-style-name="N0">
      <style:text-properties fo:font-size="14pt" style:font-size-asian="14pt" style:font-size-complex="14pt"/>
    </style:style>
    <style:style style:name="ce195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6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99" style:family="table-cell" style:parent-style-name="Default" style:data-style-name="N43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00" style:family="table-cell" style:parent-style-name="Default" style:data-style-name="N43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01" style:family="table-cell" style:parent-style-name="Default" style:data-style-name="N43">
      <style:text-properties fo:font-size="14pt" style:font-size-asian="14pt" style:font-size-complex="14pt"/>
    </style:style>
    <style:style style:name="ce202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03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4" style:family="table-cell" style:parent-style-name="Default" style:data-style-name="N43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05" style:family="table-cell" style:parent-style-name="Default" style:data-style-name="N43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0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07" style:family="table-cell" style:parent-style-name="Default" style:data-style-name="N43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08" style:family="table-cell" style:parent-style-name="Default" style:data-style-name="N43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09" style:family="table-cell" style:parent-style-name="Default" style:data-style-name="N43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1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11" style:family="table-cell" style:parent-style-name="Default" style:data-style-name="N49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12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1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14" style:family="table-cell" style:parent-style-name="Default" style:data-style-name="N45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17" style:family="table-cell" style:parent-style-name="Default" style:data-style-name="N49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9" style:family="table-cell" style:parent-style-name="Default" style:data-style-name="N43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20" style:family="table-cell" style:parent-style-name="Default" style:data-style-name="N43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2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23" style:family="table-cell" style:parent-style-name="Default" style:data-style-name="N49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24" style:family="table-cell" style:parent-style-name="Default" style:data-style-name="N49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29" style:family="table-cell" style:parent-style-name="Default" style:data-style-name="N49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30" style:family="table-cell" style:parent-style-name="Default" style:data-style-name="N49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41854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42875cm" style:use-optimal-column-width="true"/>
    </style:style>
    <style:style style:name="co15" style:family="table-column">
      <style:table-column-properties fo:break-before="auto" style:column-width="0.978958333333333cm" style:use-optimal-column-width="true"/>
    </style:style>
    <style:style style:name="co16" style:family="table-column">
      <style:table-column-properties fo:break-before="auto" style:column-width="1.37583333333333cm" style:use-optimal-column-width="true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2.566458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08479166666667cm"/>
    </style:style>
    <style:style style:name="co26" style:family="table-column">
      <style:table-column-properties fo:break-before="auto" style:column-width="5.635625cm"/>
    </style:style>
    <style:style style:name="co27" style:family="table-column">
      <style:table-column-properties fo:break-before="auto" style:column-width="1.87854166666667cm"/>
    </style:style>
    <style:style style:name="co28" style:family="table-column">
      <style:table-column-properties fo:break-before="auto" style:column-width="2.40770833333333cm"/>
    </style:style>
    <style:style style:name="co29" style:family="table-column">
      <style:table-column-properties fo:break-before="auto" style:column-width="2.03729166666667cm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1.37583333333333cm"/>
    </style:style>
    <style:style style:name="co32" style:family="table-column">
      <style:table-column-properties fo:break-before="auto" style:column-width="7.99041666666667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2.619375cm"/>
    </style:style>
    <style:style style:name="co35" style:family="table-column">
      <style:table-column-properties fo:break-before="auto" style:column-width="2.27541666666667cm" style:use-optimal-column-width="true"/>
    </style:style>
    <style:style style:name="co36" style:family="table-column">
      <style:table-column-properties fo:break-before="auto" style:column-width="1.61395833333333cm"/>
    </style:style>
    <style:style style:name="co37" style:family="table-column">
      <style:table-column-properties fo:break-before="auto" style:column-width="2.778125cm"/>
    </style:style>
    <style:style style:name="co38" style:family="table-column">
      <style:table-column-properties fo:break-before="auto" style:column-width="5.84729166666667cm"/>
    </style:style>
    <style:style style:name="co39" style:family="table-column">
      <style:table-column-properties fo:break-before="auto" style:column-width="3.70416666666667cm"/>
    </style:style>
    <style:style style:name="co40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FFD7D7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1">
      <style:table-properties table:display="true" style:writing-mode="lr-tb"/>
    </style:style>
    <style:style style:name="ta7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office:value-type="float" office:value="2000" table:formula="of:=[.D5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5]/[.L5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3000" table:formula="of:=[.D6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5]*(100+[.I6])/100" table:style-name="ce10">
            <text:p>2.385,00</text:p>
          </table:table-cell>
          <table:table-cell office:value-type="float" office:value="0.5" table:formula="of:=[.H6]/[.H5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6]/[.L6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office:value-type="float" office:value="5000" table:formula="of:=[.D7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6]*(100+[.I7])/100" table:style-name="ce10">
            <text:p>5.406,30</text:p>
          </table:table-cell>
          <table:table-cell office:value-type="float" office:value="0.66666666666666674" table:formula="of:=[.H7]/[.H6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7]/[.L7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45500" table:formula="of:=[.D44]" table:style-name="ce4">
            <text:p>45.500,00</text:p>
          </table:table-cell>
          <table:table-cell office:value-type="float" office:value="-6500" table:formula="of:=[.C8]-[.D8]" table:style-name="ce4">
            <text:p>-6.500,00</text:p>
          </table:table-cell>
          <table:table-cell table:style-name="ce4"/>
          <table:table-cell office:value-type="float" office:value="45500" table:formula="of:=[.D8]-[.F8]" table:style-name="ce4">
            <text:p>45.500,00</text:p>
          </table:table-cell>
          <table:table-cell office:value-type="float" office:value="7583.333333333333" table:formula="of:=[.D8]/6" table:style-name="ce10">
            <text:p>7.583,33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7]*(100+([.I8]/2))/100" table:style-name="ce10">
            <text:p>6.473,50</text:p>
          </table:table-cell>
          <table:table-cell office:value-type="float" office:value="0.51666666666666661" table:formula="of:=[.H8]/[.H7]-1" table:style-name="ce10">
            <text:p>0,52</text:p>
          </table:table-cell>
          <table:table-cell office:value-type="float" office:value="11400" table:style-name="ce1">
            <text:p>11400</text:p>
          </table:table-cell>
          <table:table-cell office:value-type="float" office:value="3.9912280701754388" table:formula="of:=[.D8]/[.L8]" table:style-name="ce12">
            <text:p>3,99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9]*[.L9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9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10427.083333333332" table:formula="of:=[.H8]*(100+([.I9]/2))/100" table:style-name="ce10">
            <text:p>10.427,08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1]-[.D31]" table:style-name="ce4">
            <text:p>0,00</text:p>
          </table:table-cell>
          <table:table-cell table:style-name="ce4"/>
          <table:table-cell office:value-type="float" office:value="6500" table:formula="of:=[.D31]-[.F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2]-[.D32]+[.E31]" table:style-name="ce4">
            <text:p>0,00</text:p>
          </table:table-cell>
          <table:table-cell table:style-name="ce1"/>
          <table:table-cell office:value-type="float" office:value="6500" table:formula="of:=[.D32]-[.F3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3]-[.D33]+[.E32]" table:style-name="ce4">
            <text:p>0,00</text:p>
          </table:table-cell>
          <table:table-cell table:style-name="ce1"/>
          <table:table-cell office:value-type="float" office:value="6500" table:formula="of:=[.D33]-[.F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4]-[.D34]+[.E33]" table:style-name="ce4">
            <text:p>0,00</text:p>
          </table:table-cell>
          <table:table-cell table:style-name="ce1"/>
          <table:table-cell office:value-type="float" office:value="6500" table:formula="of:=[.D34]-[.F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5]-[.D35]+[.E34]" table:style-name="ce4">
            <text:p>0,00</text:p>
          </table:table-cell>
          <table:table-cell table:style-name="ce1"/>
          <table:table-cell office:value-type="float" office:value="6500" table:formula="of:=[.D35]-[.F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7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6]-[.D36]+[.E35]" table:style-name="ce4">
            <text:p>0,00</text:p>
          </table:table-cell>
          <table:table-cell table:style-name="ce1"/>
          <table:table-cell office:value-type="float" office:value="6500" table:formula="of:=[.D36]-[.F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7">
            <text:p>28.02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C37]-[.D37]+[.E36]" table:style-name="ce4">
            <text:p>8.500,00</text:p>
          </table:table-cell>
          <table:table-cell table:style-name="ce1"/>
          <table:table-cell office:value-type="float" office:value="6500" table:formula="of:=[.D37]-[.F3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7">
            <text:p>30.03.2024</text:p>
          </table:table-cell>
          <table:table-cell table:number-columns-repeated="3" table:style-name="ce1"/>
          <table:table-cell office:value-type="float" office:value="8500" table:formula="of:=[.C38]-[.D38]+[.E37]" table:style-name="ce4">
            <text:p>8.5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7">
            <text:p>30.04.2024</text:p>
          </table:table-cell>
          <table:table-cell table:number-columns-repeated="3" table:style-name="ce1"/>
          <table:table-cell office:value-type="float" office:value="8500" table:formula="of:=[.C39]-[.D39]+[.E38]" table:style-name="ce4">
            <text:p>8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7">
            <text:p>30.05.2024</text:p>
          </table:table-cell>
          <table:table-cell table:number-columns-repeated="3" table:style-name="ce1"/>
          <table:table-cell office:value-type="float" office:value="8500" table:formula="of:=[.C40]-[.D40]+[.E39]" table:style-name="ce4">
            <text:p>8.500,00</text:p>
          </table:table-cell>
          <table:table-cell table:style-name="ce1"/>
          <table:table-cell office:value-type="float" office:value="0" table:formula="of:=[.D40]-[.F40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7">
            <text:p>30.06.2024</text:p>
          </table:table-cell>
          <table:table-cell table:number-columns-repeated="3" table:style-name="ce1"/>
          <table:table-cell office:value-type="float" office:value="8500" table:formula="of:=[.C41]-[.D41]+[.E40]" table:style-name="ce4">
            <text:p>8.500,00</text:p>
          </table:table-cell>
          <table:table-cell table:style-name="ce1"/>
          <table:table-cell office:value-type="float" office:value="0" table:formula="of:=[.D41]-[.F4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7">
            <text:p>30.07.2024</text:p>
          </table:table-cell>
          <table:table-cell table:number-columns-repeated="3" table:style-name="ce1"/>
          <table:table-cell office:value-type="float" office:value="8500" table:formula="of:=[.C42]-[.D42]+[.E41]" table:style-name="ce4">
            <text:p>8.500,00</text:p>
          </table:table-cell>
          <table:table-cell table:style-name="ce1"/>
          <table:table-cell office:value-type="float" office:value="0" table:formula="of:=[.D42]-[.F4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54000" table:formula="of:=SUM([.C31:.C43])" table:style-name="ce1">
            <text:p>54000</text:p>
          </table:table-cell>
          <table:table-cell office:value-type="float" office:value="45500" table:formula="of:=SUM([.D31:.D43])" table:style-name="ce1">
            <text:p>45500</text:p>
          </table:table-cell>
          <table:table-cell table:number-columns-repeated="16380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3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5]-[.D55]" table:style-name="ce4">
            <text:p>24.000,00</text:p>
          </table:table-cell>
          <table:table-cell table:style-name="ce4"/>
          <table:table-cell office:value-type="float" office:value="0" table:formula="of:=[.D55]-[.F5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5]-[.D56]" table:style-name="ce4">
            <text:p>0,00</text:p>
          </table:table-cell>
          <table:table-cell table:style-name="ce4"/>
          <table:table-cell office:value-type="float" office:value="24000" table:formula="of:=[.D56]-[.F56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13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62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3]-[.D64]" table:style-name="ce4">
            <text:p>36.000,00</text:p>
          </table:table-cell>
          <table:table-cell table:style-name="ce4"/>
          <table:table-cell office:value-type="float" office:value="0" table:formula="of:=[.D64]-[.F6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64]-[.D65]" table:style-name="ce4">
            <text:p>36.000,00</text:p>
          </table:table-cell>
          <table:table-cell table:style-name="ce4"/>
          <table:table-cell office:value-type="float" office:value="0" table:formula="of:=[.D65]-[.F65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5]-[.D66]" table:style-name="ce4">
            <text:p>36.000,00</text:p>
          </table:table-cell>
          <table:table-cell table:style-name="ce4"/>
          <table:table-cell office:value-type="float" office:value="0" table:formula="of:=[.D66]-[.F66]" table:style-name="ce4">
            <text:p>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6]-[.D67]" table:style-name="ce4">
            <text:p>32.000,00</text:p>
          </table:table-cell>
          <table:table-cell table:style-name="ce4"/>
          <table:table-cell office:value-type="float" office:value="4000" table:formula="of:=[.D67]-[.F67]" table:style-name="ce4">
            <text:p>4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7]-[.D68]" table:style-name="ce4">
            <text:p>30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8]-[.D69]" table:style-name="ce4">
            <text:p>28.000,00</text:p>
          </table:table-cell>
          <table:table-cell table:style-name="ce4"/>
          <table:table-cell office:value-type="float" office:value="2000" table:formula="of:=[.D69]-[.F6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9]-[.D70]" table:style-name="ce4">
            <text:p>26.000,00</text:p>
          </table:table-cell>
          <table:table-cell table:style-name="ce4"/>
          <table:table-cell office:value-type="float" office:value="2000" table:formula="of:=[.D70]-[.F70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18">
            <text:p>30.01.2022</text:p>
          </table:table-cell>
          <table:table-cell office:value-type="string" table:style-name="ce19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70]-[.D71]" table:style-name="ce4">
            <text:p>24.000,00</text:p>
          </table:table-cell>
          <table:table-cell table:style-name="ce4"/>
          <table:table-cell office:value-type="float" office:value="2000" table:formula="of:=[.D71]-[.F71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71]-[.D72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8">
            <text:p>28.02.2022</text:p>
          </table:table-cell>
          <table:table-cell office:value-type="string" table:style-name="ce19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72]-[.D73]" table:style-name="ce4">
            <text:p>21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18">
            <text:p>30.03.2022</text:p>
          </table:table-cell>
          <table:table-cell office:value-type="string" table:style-name="ce19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8000" table:formula="of:=[.E73]-[.D74]" table:style-name="ce4">
            <text:p>18.000,00</text:p>
          </table:table-cell>
          <table:table-cell table:style-name="ce4"/>
          <table:table-cell office:value-type="float" office:value="3000" table:formula="of:=[.D74]-[.F74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18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1">
            <text:p>5.000,00</text:p>
          </table:table-cell>
          <table:table-cell office:value-type="float" office:value="13000" table:formula="of:=[.E74]-[.D75]" table:style-name="ce4">
            <text:p>13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18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1">
            <text:p>3.000,00</text:p>
          </table:table-cell>
          <table:table-cell office:value-type="float" office:value="10000" table:formula="of:=[.E75]-[.D76]" table:style-name="ce4">
            <text:p>10.000,00</text:p>
          </table:table-cell>
          <table:table-cell table:style-name="ce4"/>
          <table:table-cell office:value-type="float" office:value="3000" table:formula="of:=[.D76]-[.F76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18">
            <text:p>30.06.2022</text:p>
          </table:table-cell>
          <table:table-cell office:value-type="string" table:style-name="ce22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1">
            <text:p>4.000,00</text:p>
          </table:table-cell>
          <table:table-cell office:value-type="float" office:value="6000" table:formula="of:=[.E76]-[.D77]" table:style-name="ce4">
            <text:p>6.000,00</text:p>
          </table:table-cell>
          <table:table-cell table:style-name="ce4"/>
          <table:table-cell office:value-type="float" office:value="4000" table:formula="of:=[.D77]-[.F77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18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7]-[.D78]" table:style-name="ce4">
            <text:p>1.000,00</text:p>
          </table:table-cell>
          <table:table-cell table:style-name="ce4"/>
          <table:table-cell office:value-type="float" office:value="5000" table:formula="of:=[.D78]-[.F78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18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8]-[.D79]" table:style-name="ce4">
            <text:p>0,00</text:p>
          </table:table-cell>
          <table:table-cell table:style-name="ce4"/>
          <table:table-cell office:value-type="float" office:value="1000" table:formula="of:=[.D79]-[.F79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6:.C81])" table:style-name="ce23">
            <text:p>36.000,00</text:p>
          </table:table-cell>
          <table:table-cell office:value-type="float" office:value="36000" table:formula="of:=SUM([.D62:.D81])" table:style-name="ce23">
            <text:p>36.000,00</text:p>
          </table:table-cell>
          <table:table-cell office:value-type="float" office:value="0" table:formula="of:=[.C82]-[.D82]" table:style-name="ce24">
            <text:p>0,00</text:p>
          </table:table-cell>
          <table:table-cell office:value-type="float" office:value="0" table:formula="of:=SUM([.F62:.F81])" table:style-name="ce23">
            <text:p>0,00</text:p>
          </table:table-cell>
          <table:table-cell office:value-type="float" office:value="36000" table:formula="of:=[.D82]-[.F82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Doğuş Toplam Gelir</text:p>
          </table:table-cell>
          <table:table-cell table:style-name="ce1"/>
          <table:table-cell office:value-type="float" office:value="36000" table:formula="of:=[.G82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36000" table:formula="of:=[.G84]" table:style-name="ce23">
            <text:p>36.000,00</text:p>
          </table:table-cell>
          <table:table-cell table:number-columns-repeated="4" table:style-name="ce2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9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6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9]*[.C90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7"/>
          <table:table-cell table:style-name="ce1"/>
          <table:table-cell office:value-type="float" office:value="62280" table:formula="of:=[.E89]+[.E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3]-[.D94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4]-[.D95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8">
            <text:p>29.08.2023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5]-[.D96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8">
            <text:p>30.09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6]-[.D97]" table:style-name="ce4">
            <text:p>54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18">
            <text:p>31.10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7]-[.D98]" table:style-name="ce4">
            <text:p>51.000,00</text:p>
          </table:table-cell>
          <table:table-cell table:style-name="ce4"/>
          <table:table-cell office:value-type="float" office:value="3000" table:formula="of:=[.D98]-[.F9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18">
            <text:p>30.11.2022</text:p>
          </table:table-cell>
          <table:table-cell office:value-type="string" table:style-name="ce15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8]-[.D99]" table:style-name="ce4">
            <text:p>48.000,00</text:p>
          </table:table-cell>
          <table:table-cell table:style-name="ce4"/>
          <table:table-cell office:value-type="float" office:value="3000" table:formula="of:=[.D99]-[.F99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29">
            <text:p>30.12.2022</text:p>
          </table:table-cell>
          <table:table-cell office:value-type="string" table:style-name="ce15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9]-[.D100]" table:style-name="ce4">
            <text:p>45.000,00</text:p>
          </table:table-cell>
          <table:table-cell table:style-name="ce4"/>
          <table:table-cell office:value-type="float" office:value="3000" table:formula="of:=[.D100]-[.F100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28">
            <text:p>30.01.2023</text:p>
          </table:table-cell>
          <table:table-cell office:value-type="string" table:style-name="ce15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00]-[.D101]" table:style-name="ce4">
            <text:p>39.000,00</text:p>
          </table:table-cell>
          <table:table-cell table:style-name="ce4"/>
          <table:table-cell office:value-type="float" office:value="6000" table:formula="of:=[.D101]-[.F101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5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01]-[.D102]" table:style-name="ce4">
            <text:p>32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02]-[.D103]" table:style-name="ce4">
            <text:p>32.500,00</text:p>
          </table:table-cell>
          <table:table-cell table:style-name="ce4"/>
          <table:table-cell office:value-type="float" office:value="0" table:formula="of:=[.D103]-[.F10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3]-[.D104]" table:style-name="ce4">
            <text:p>26.0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4]-[.D105]" table:style-name="ce4">
            <text:p>19.50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5]-[.D106]" table:style-name="ce4">
            <text:p>13.000,00</text:p>
          </table:table-cell>
          <table:table-cell table:style-name="ce4"/>
          <table:table-cell office:value-type="float" office:value="6500" table:formula="of:=[.D106]-[.F10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6]-[.D107]" table:style-name="ce4">
            <text:p>6.500,00</text:p>
          </table:table-cell>
          <table:table-cell table:style-name="ce4"/>
          <table:table-cell office:value-type="float" office:value="6500" table:formula="of:=[.D107]-[.F10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6500" table:formula="of:=[.D108]-[.F108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67" table:style-name="ro1">
          <table:table-cell table:number-columns-repeated="16384"/>
        </table:table-row>
      </table:table>
      <table:table table:name="2024" table:style-name="ta2"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table:style-name="ce30"/>
          <table:table-cell table:style-name="ce31"/>
          <table:table-cell table:number-columns-repeated="5" table:style-name="ce30"/>
          <table:table-cell table:number-columns-repeated="16377"/>
        </table:table-row>
        <table:table-row table:style-name="ro1">
          <table:table-cell table:style-name="ce1"/>
          <table:table-cell office:value-type="date" office:date-value="2021-02-28T00:00:00" table:style-name="ce32">
            <text:p>28.02.21</text:p>
          </table:table-cell>
          <table:table-cell office:value-type="string" table:style-name="ce1">
            <text:p>28-02-2021 * 27-02-22</text:p>
          </table:table-cell>
          <table:table-cell table:number-columns-repeated="3" table:style-name="ce1"/>
          <table:table-cell office:value-type="string" table:style-name="ce25">
            <text:p>Ödenecek Toplam 24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2-28T00:00:00" table:style-name="ce32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3-30T00:00:00" table:style-name="ce32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4-30T00:00:00" table:style-name="ce32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5-30T00:00:00" table:style-name="ce32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6-30T00:00:00" table:style-name="ce32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7-30T00:00:00" table:style-name="ce32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32">
            <text:p>07.09.21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24000" table:formula="of:=SUM([.E4:.E10])" table:style-name="ce36">
            <text:p>24.000,00</text:p>
          </table:table-cell>
          <table:table-cell table:number-columns-repeated="2" table:style-name="ce30"/>
          <table:table-cell table:number-columns-repeated="16377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8-02-2022 * 27-02-23</text:p>
          </table:table-cell>
          <table:table-cell table:number-columns-repeated="3" table:style-name="ce1"/>
          <table:table-cell office:value-type="string" table:style-name="ce25">
            <text:p>Ödenecek Toplam 360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32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32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32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32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37">
            <text:p>30.12.21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38">
            <text:p>2.000,00</text:p>
          </table:table-cell>
          <table:table-cell office:value-type="float" office:value="2000" table:style-name="ce38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39">
            <text:p>30.01.22</text:p>
          </table:table-cell>
          <table:table-cell office:value-type="string" table:style-name="ce15">
            <text:p>Senet 2000</text:p>
          </table:table-cell>
          <table:table-cell office:value-type="float" office:value="2000" table:style-name="ce38">
            <text:p>2.000,00</text:p>
          </table:table-cell>
          <table:table-cell office:value-type="float" office:value="2000" table:style-name="ce38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39">
            <text:p>28.02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38">
            <text:p>3.000,00</text:p>
          </table:table-cell>
          <table:table-cell office:value-type="float" office:value="3000" table:style-name="ce38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39">
            <text:p>30.03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38">
            <text:p>3.000,00</text:p>
          </table:table-cell>
          <table:table-cell office:value-type="float" office:value="3000" table:style-name="ce40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39">
            <text:p>30.04.22</text:p>
          </table:table-cell>
          <table:table-cell office:value-type="string" table:style-name="ce15">
            <text:p>Nakit 3000 10-05-2022</text:p>
          </table:table-cell>
          <table:table-cell office:value-type="float" office:value="3000" table:style-name="ce38">
            <text:p>3.000,00</text:p>
          </table:table-cell>
          <table:table-cell office:value-type="float" office:value="5000" table:style-name="ce38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39">
            <text:p>30.05.22</text:p>
          </table:table-cell>
          <table:table-cell office:value-type="string" table:style-name="ce15">
            <text:p>Nakit 5000</text:p>
          </table:table-cell>
          <table:table-cell office:value-type="float" office:value="5000" table:style-name="ce38">
            <text:p>5.000,00</text:p>
          </table:table-cell>
          <table:table-cell office:value-type="float" office:value="3000" table:style-name="ce38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39">
            <text:p>30.06.22</text:p>
          </table:table-cell>
          <table:table-cell office:value-type="string" table:style-name="ce15">
            <text:p>BANKADAN 5-7 4000</text:p>
          </table:table-cell>
          <table:table-cell office:value-type="float" office:value="5000" table:style-name="ce38">
            <text:p>5.000,00</text:p>
          </table:table-cell>
          <table:table-cell office:value-type="float" office:value="4000" table:style-name="ce38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7-30T00:00:00" table:style-name="ce39">
            <text:p>30.07.22</text:p>
          </table:table-cell>
          <table:table-cell office:value-type="string" table:style-name="ce15">
            <text:p>BANKADAN 29-8 <text:s/>5000</text:p>
          </table:table-cell>
          <table:table-cell office:value-type="float" office:value="5000" table:style-name="ce38">
            <text:p>5.000,00</text:p>
          </table:table-cell>
          <table:table-cell office:value-type="float" office:value="5000" table:style-name="ce38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8-30T00:00:00" table:style-name="ce39">
            <text:p>30.08.22</text:p>
          </table:table-cell>
          <table:table-cell office:value-type="string" table:style-name="ce15">
            <text:p>Nakit</text:p>
          </table:table-cell>
          <table:table-cell table:style-name="ce38"/>
          <table:table-cell office:value-type="float" office:value="1000" table:style-name="ce38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36000" table:formula="of:=SUM([.E14:.E26])" table:style-name="ce36">
            <text:p>36.000,00</text:p>
          </table:table-cell>
          <table:table-cell table:number-columns-repeated="2" table:style-name="ce30"/>
          <table:table-cell table:number-columns-repeated="16377" table:style-name="ce1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8-02-2023 * 27-02-24 Bir yıl</text:p>
          </table:table-cell>
          <table:table-cell table:style-name="ce27"/>
          <table:table-cell table:number-columns-repeated="2" table:style-name="ce1"/>
          <table:table-cell office:value-type="string" table:style-name="ce25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37">
            <text:p>29.08.23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39">
            <text:p>30.09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0-31T00:00:00" table:style-name="ce39">
            <text:p>31.10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1-30T00:00:00" table:style-name="ce39">
            <text:p>30.11.22</text:p>
          </table:table-cell>
          <table:table-cell office:value-type="string" table:style-name="ce15">
            <text:p>Nakit 3000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2-12-30T00:00:00" table:style-name="ce39">
            <text:p>30.12.22</text:p>
          </table:table-cell>
          <table:table-cell office:value-type="string" table:style-name="ce15">
            <text:p>Nakit 3000 bankadan</text:p>
          </table:table-cell>
          <table:table-cell office:value-type="float" office:value="3000" table:style-name="ce1">
            <text:p>30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1-30T00:00:00" table:style-name="ce37">
            <text:p>30.01.23</text:p>
          </table:table-cell>
          <table:table-cell office:value-type="string" table:style-name="ce15">
            <text:p>Nakit 3000 bankadan 6-2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2-28T00:00:00" table:style-name="ce37">
            <text:p>28.02.23</text:p>
          </table:table-cell>
          <table:table-cell office:value-type="string" table:style-name="ce15">
            <text:p>Nakit 3000 ELDE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3-30T00:00:00" table:style-name="ce32">
            <text:p>30.03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4-30T00:00:00" table:style-name="ce32">
            <text:p>30.04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5-30T00:00:00" table:style-name="ce32">
            <text:p>30.05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6-30T00:00:00" table:style-name="ce32">
            <text:p>30.06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7-30T00:00:00" table:style-name="ce32">
            <text:p>30.07.23</text:p>
          </table:table-cell>
          <table:table-cell office:value-type="string" table:style-name="ce15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60000" table:formula="of:=SUM([.E31:.E42])" table:style-name="ce36">
            <text:p>60.000,00</text:p>
          </table:table-cell>
          <table:table-cell table:number-columns-repeated="2" table:style-name="ce30"/>
          <table:table-cell table:number-columns-repeated="16377" table:style-name="ce1"/>
        </table:table-row>
        <table:table-row table:style-name="ro1">
          <table:table-cell table:style-name="ce1"/>
          <table:table-cell table:style-name="ce32"/>
          <table:table-cell office:value-type="string" table:style-name="ce1">
            <text:p>28-02-2024 * 27-08-2024 Altı Ay</text:p>
          </table:table-cell>
          <table:table-cell table:number-columns-repeated="3" table:style-name="ce1"/>
          <table:table-cell office:value-type="string" table:style-name="ce25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3">
            <text:p>Tarih</text:p>
          </table:table-cell>
          <table:table-cell office:value-type="string" table:style-name="ce34">
            <text:p>Açıklama</text:p>
          </table:table-cell>
          <table:table-cell office:value-type="string" table:style-name="ce35">
            <text:p>Ödenecek</text:p>
          </table:table-cell>
          <table:table-cell office:value-type="string" table:style-name="ce35">
            <text:p>Ödenen</text:p>
          </table:table-cell>
          <table:table-cell office:value-type="string" table:style-name="ce35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32">
            <text:p>30.08.23</text:p>
          </table:table-cell>
          <table:table-cell office:value-type="string" table:style-name="ce15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2"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09-30T00:00:00" table:style-name="ce32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0-30T00:00:00" table:style-name="ce32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1-30T00:00:00" table:style-name="ce32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3-12-30T00:00:00" table:style-name="ce32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1"/>
          <table:table-cell office:value-type="date" office:date-value="2024-01-30T00:00:00" table:style-name="ce32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30"/>
          <table:table-cell table:style-name="ce31"/>
          <table:table-cell table:style-name="ce30"/>
          <table:table-cell office:value-type="string" table:style-name="ce35">
            <text:p>Toplam Ödenen</text:p>
          </table:table-cell>
          <table:table-cell office:value-type="float" office:value="39000" table:formula="of:=SUM([.E44:.E51])" table:style-name="ce36">
            <text:p>39.000,00</text:p>
          </table:table-cell>
          <table:table-cell table:number-columns-repeated="2" table:style-name="ce30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4"/>
          <table:table-cell office:value-type="string" table:style-name="ce41">
            <text:p><text:s text:c="5"/>ASGARİ ÜCRET</text:p>
          </table:table-cell>
          <table:table-cell table:style-name="ce41"/>
          <table:table-cell table:number-columns-repeated="16377" table:style-name="ce1"/>
        </table:table-row>
        <table:table-row table:style-name="ro1">
          <table:table-cell office:value-type="string" table:style-name="ce42">
            <text:p>aylık</text:p>
          </table:table-cell>
          <table:table-cell office:value-type="string" table:style-name="ce8">
            <text:p>yıllık</text:p>
          </table:table-cell>
          <table:table-cell office:value-type="string" table:style-name="ce8">
            <text:p>temmuz tüfe %</text:p>
          </table:table-cell>
          <table:table-cell office:value-type="string" table:style-name="ce8">
            <text:p>tüfeli fiyat</text:p>
          </table:table-cell>
          <table:table-cell office:value-type="string" table:style-name="ce8">
            <text:p>+</text:p>
          </table:table-cell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77" table:style-name="ce1"/>
        </table:table-row>
        <table:table-row table:style-name="ro1">
          <table:table-cell office:value-type="float" office:value="2000" table:formula="of:=[.B55]/12" table:style-name="ce1">
            <text:p>2000</text:p>
          </table:table-cell>
          <table:table-cell office:value-type="float" office:value="24000" table:formula="of:=[.E11]" table:style-name="ce10">
            <text:p>24.000,00</text:p>
          </table:table-cell>
          <table:table-cell table:style-name="ce10"/>
          <table:table-cell office:value-type="float" office:value="24000" table:style-name="ce10">
            <text:p>24.000,00</text:p>
          </table:table-cell>
          <table:table-cell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B55]/[.F55]" table:style-name="ce12">
            <text:p>10,34</text:p>
          </table:table-cell>
          <table:table-cell table:number-columns-repeated="16377" table:style-name="ce1"/>
        </table:table-row>
        <table:table-row table:style-name="ro1">
          <table:table-cell office:value-type="float" office:value="3000" table:formula="of:=[.B56]/12" table:style-name="ce1">
            <text:p>3000</text:p>
          </table:table-cell>
          <table:table-cell office:value-type="float" office:value="36000" table:formula="of:=[.$E$27]" table:style-name="ce10">
            <text:p>36.000,00</text:p>
          </table:table-cell>
          <table:table-cell office:value-type="percentage" office:value="0.1925" table:style-name="ce43">
            <text:p>19,25%</text:p>
          </table:table-cell>
          <table:table-cell office:value-type="float" office:value="28620" table:formula="of:=([.B55]+([.B55]*[.C56]))" table:style-name="ce10">
            <text:p>28.620,00</text:p>
          </table:table-cell>
          <table:table-cell office:value-type="float" office:value="0.5" table:formula="of:=[.B56]/[.B55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B56]/[.F56]" table:style-name="ce12">
            <text:p>12,72</text:p>
          </table:table-cell>
          <table:table-cell table:number-columns-repeated="16377" table:style-name="ce1"/>
        </table:table-row>
        <table:table-row table:style-name="ro1">
          <table:table-cell office:value-type="float" office:value="5000" table:formula="of:=[.B57]/12" table:style-name="ce1">
            <text:p>5000</text:p>
          </table:table-cell>
          <table:table-cell office:value-type="float" office:value="60000" table:style-name="ce10">
            <text:p>60.000,00</text:p>
          </table:table-cell>
          <table:table-cell office:value-type="percentage" office:value="0.80210000000000004" table:style-name="ce43">
            <text:p>80,21%</text:p>
          </table:table-cell>
          <table:table-cell office:value-type="float" office:value="64875.600000000006" table:formula="of:=([.B56]+([.B56]*[.C57]))" table:style-name="ce10">
            <text:p>64.875,60</text:p>
          </table:table-cell>
          <table:table-cell office:value-type="float" office:value="0.66666666666666674" table:formula="of:=[.B57]/[.B56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B57]/[.F57]" table:style-name="ce12">
            <text:p>10,91</text:p>
          </table:table-cell>
          <table:table-cell table:number-columns-repeated="16377" table:style-name="ce1"/>
        </table:table-row>
        <table:table-row table:style-name="ro1">
          <table:table-cell office:value-type="float" office:value="6500" table:formula="of:=[.B58]/12" table:style-name="ce1">
            <text:p>6500</text:p>
          </table:table-cell>
          <table:table-cell office:value-type="float" office:value="78000" table:style-name="ce10">
            <text:p>78.000,00</text:p>
          </table:table-cell>
          <table:table-cell office:value-type="percentage" office:value="0.58940000000000003" table:style-name="ce43">
            <text:p>58,94%</text:p>
          </table:table-cell>
          <table:table-cell office:value-type="float" office:value="95364" table:formula="of:=([.B57]+([.B57]*[.C58]))" table:style-name="ce10">
            <text:p>95.364,00</text:p>
          </table:table-cell>
          <table:table-cell office:value-type="float" office:value="0.30000000000000004" table:formula="of:=[.B58]/[.B57]-1" table:style-name="ce10">
            <text:p>0,30</text:p>
          </table:table-cell>
          <table:table-cell office:value-type="float" office:value="11400" table:style-name="ce1">
            <text:p>11400</text:p>
          </table:table-cell>
          <table:table-cell office:value-type="float" office:value="13.684210526315789" table:formula="of:=[.B58]/[.F58]*2" table:style-name="ce12">
            <text:p>13,68</text:p>
          </table:table-cell>
          <table:table-cell table:number-columns-repeated="16377" table:style-name="ce1"/>
        </table:table-row>
        <table:table-row table:style-name="ro1">
          <table:table-cell office:value-type="float" office:value="16874.485000000001" table:formula="of:=[.B59]/12" table:style-name="ce1">
            <text:p>16874,485</text:p>
          </table:table-cell>
          <table:table-cell office:value-type="float" office:value="202493.82" table:formula="of:=[.F59]*[.G59]" table:style-name="ce10">
            <text:p>202.493,82</text:p>
          </table:table-cell>
          <table:table-cell office:value-type="percentage" office:value="0.7" table:style-name="ce43">
            <text:p>70,00%</text:p>
          </table:table-cell>
          <table:table-cell office:value-type="float" office:value="132600" table:formula="of:=([.B58]+([.B58]*[.C59]))" table:style-name="ce10">
            <text:p>132.600,00</text:p>
          </table:table-cell>
          <table:table-cell office:value-type="float" office:value="1.5960746153846155" table:formula="of:=[.B59]/[.B58]-1" table:style-name="ce10">
            <text:p>1,60</text:p>
          </table:table-cell>
          <table:table-cell office:value-type="float" office:value="17002" table:style-name="ce1">
            <text:p>17002</text:p>
          </table:table-cell>
          <table:table-cell office:value-type="float" office:value="11.91" table:style-name="ce12">
            <text:p>11,91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32"/>
          <table:table-cell table:style-name="ce1"/>
          <table:table-cell table:style-name="ce44"/>
          <table:table-cell table:number-columns-repeated="16380" table:style-name="ce1"/>
        </table:table-row>
        <table:table-row table:number-rows-repeated="1048514" table:style-name="ro1">
          <table:table-cell table:number-columns-repeated="16384"/>
        </table:table-row>
      </table:table>
      <table:table table:name="02--_Tzgmrg" table:style-name="ta3"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10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2800" table:formula="of:=[.E22]-[.D23]+[.C23]" table:style-name="ce4">
            <text:p>2.8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3]-[.D24]+[.C24]" table:style-name="ce4">
            <text:p>5.6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4]-[.D25]+[.C25]" table:style-name="ce4">
            <text:p>8.4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3">
            <text:p>38.550,00</text:p>
          </table:table-cell>
          <table:table-cell office:value-type="float" office:value="30150" table:formula="of:=SUM([.D8:.D26])" table:style-name="ce23">
            <text:p>30.1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3">
            <text:p>0,00</text:p>
          </table:table-cell>
          <table:table-cell office:value-type="float" office:value="30150" table:formula="of:=[.D27]-[.F27]" table:style-name="ce23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Tuzgümrüğü Toplam Kira Geliri</text:p>
          </table:table-cell>
          <table:table-cell table:style-name="ce1"/>
          <table:table-cell office:value-type="float" office:value="30150" table:formula="of:=[.G27]" table:style-name="ce23">
            <text:p>30.1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3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30150" table:formula="of:=[.G29]*[.$F$31]" table:style-name="ce23">
            <text:p>30.1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3">
            <text:p>22.800,00</text:p>
          </table:table-cell>
          <table:table-cell office:value-type="float" office:value="21100" table:formula="of:=SUM([.D44:.D62])" table:style-name="ce23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3">
            <text:p>0,00</text:p>
          </table:table-cell>
          <table:table-cell office:value-type="float" office:value="21100" table:formula="of:=[.D63]-[.F63]" table:style-name="ce23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5">
            <text:p>Tuzgümrüğü Toplam Kira Geliri</text:p>
          </table:table-cell>
          <table:table-cell table:style-name="ce1"/>
          <table:table-cell office:value-type="float" office:value="21100" table:formula="of:=[.G63]" table:style-name="ce23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3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6">
            <text:p>%100,00</text:p>
          </table:table-cell>
          <table:table-cell office:value-type="float" office:value="21100" table:formula="of:=[.G65]*[.$F$31]" table:style-name="ce23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4"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number-columns-repeated="2" table:default-cell-style-name="ce45"/>
        <table:table-column table:style-name="co1" table:number-columns-repeated="1017" table:default-cell-style-name="ce45"/>
        <table:table-column table:style-name="co10" table:default-cell-style-name="ce45"/>
        <table:table-column table:style-name="co10" table:number-columns-repeated="15360" table:default-cell-style-name="ce1"/>
        <table:table-row table:style-name="ro4">
          <table:table-cell table:number-columns-repeated="3" table:style-name="ce45"/>
          <table:table-cell table:style-name="ce46"/>
          <table:table-cell office:value-type="date" office:date-value="2023-11-03T00:00:00" table:number-columns-spanned="2" table:number-rows-spanned="1" table:style-name="ce77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DOĞUŞ TİC. - HAKAN BALCI 2003-2012 HESAP CETVELİ</text:p>
          </table:table-cell>
          <table:table-cell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string" table:style-name="ce49">
            <text:p>2003-2004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Ny 2003</text:p>
          </table:table-cell>
          <table:table-cell table:style-name="ce45"/>
          <table:table-cell office:value-type="float" office:value="17075.75" table:style-name="ce53">
            <text:p>17.075,75</text:p>
          </table:table-cell>
          <table:table-cell table:style-name="ce48"/>
          <table:table-cell office:value-type="float" office:value="17075.75" table:formula="of:=[.D4]+[.E4]" table:style-name="ce53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54">
            <text:p>23.09.2004</text:p>
          </table:table-cell>
          <table:table-cell office:value-type="string" table:style-name="ce45">
            <text:p>yb</text:p>
          </table:table-cell>
          <table:table-cell table:style-name="ce45"/>
          <table:table-cell office:value-type="float" office:value="90" table:style-name="ce46">
            <text:p>90,00</text:p>
          </table:table-cell>
          <table:table-cell table:style-name="ce48"/>
          <table:table-cell office:value-type="float" office:value="17165.75" table:formula="of:=[.F4]+[.D5]+[.E5]" table:style-name="ce46">
            <text:p>17.165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yb</text:p>
          </table:table-cell>
          <table:table-cell table:style-name="ce45"/>
          <table:table-cell office:value-type="float" office:value="45" table:style-name="ce46">
            <text:p>45,00</text:p>
          </table:table-cell>
          <table:table-cell table:style-name="ce48"/>
          <table:table-cell office:value-type="float" office:value="17210.75" table:formula="of:=[.F5]+[.D6]+[.E6]" table:style-name="ce46">
            <text:p>17.210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örtü</text:p>
          </table:table-cell>
          <table:table-cell table:style-name="ce45"/>
          <table:table-cell office:value-type="float" office:value="5" table:style-name="ce46">
            <text:p>5,00</text:p>
          </table:table-cell>
          <table:table-cell table:style-name="ce48"/>
          <table:table-cell office:value-type="float" office:value="17215.75" table:formula="of:=[.F6]+[.D7]+[.E7]" table:style-name="ce46">
            <text:p>17.215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yb</text:p>
          </table:table-cell>
          <table:table-cell table:style-name="ce45"/>
          <table:table-cell office:value-type="float" office:value="36" table:style-name="ce46">
            <text:p>36,00</text:p>
          </table:table-cell>
          <table:table-cell table:style-name="ce48"/>
          <table:table-cell office:value-type="float" office:value="17251.75" table:formula="of:=[.F7]+[.D8]+[.E8]" table:style-name="ce46">
            <text:p>17.25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7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7976.75" table:formula="of:=[.F8]+[.D9]+[.E9]" table:style-name="ce46">
            <text:p>17.97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8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8701.75" table:formula="of:=[.F9]+[.D10]+[.E10]" table:style-name="ce46">
            <text:p>18.70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9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19426.75" table:formula="of:=[.F10]+[.D11]+[.E11]" table:style-name="ce46">
            <text:p>19.42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vergi</text:p>
          </table:table-cell>
          <table:table-cell table:style-name="ce47"/>
          <table:table-cell office:value-type="float" office:value="1200" table:style-name="ce55">
            <text:p>1.200,00</text:p>
          </table:table-cell>
          <table:table-cell table:style-name="ce48"/>
          <table:table-cell office:value-type="float" office:value="20626.75" table:formula="of:=[.F11]+[.D12]+[.E12]" table:style-name="ce46">
            <text:p>20.62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0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1351.75" table:formula="of:=[.F12]+[.D13]+[.E13]" table:style-name="ce46">
            <text:p>21.35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pls</text:p>
          </table:table-cell>
          <table:table-cell table:style-name="ce45"/>
          <table:table-cell office:value-type="float" office:value="65" table:style-name="ce46">
            <text:p>65,00</text:p>
          </table:table-cell>
          <table:table-cell table:style-name="ce48"/>
          <table:table-cell office:value-type="float" office:value="21416.75" table:formula="of:=[.F13]+[.D14]+[.E14]" table:style-name="ce46">
            <text:p>21.41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tunç perde</text:p>
          </table:table-cell>
          <table:table-cell table:style-name="ce45"/>
          <table:table-cell office:value-type="float" office:value="400" table:style-name="ce46">
            <text:p>400,00</text:p>
          </table:table-cell>
          <table:table-cell table:style-name="ce48"/>
          <table:table-cell office:value-type="float" office:value="21816.75" table:formula="of:=[.F14]+[.D15]+[.E15]" table:style-name="ce46">
            <text:p>21.81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1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2541.75" table:formula="of:=[.F15]+[.D16]+[.E16]" table:style-name="ce46">
            <text:p>22.541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Araba kredi 12</text:p>
          </table:table-cell>
          <table:table-cell table:style-name="ce47"/>
          <table:table-cell office:value-type="float" office:value="725" table:style-name="ce55">
            <text:p>725,00</text:p>
          </table:table-cell>
          <table:table-cell table:style-name="ce48"/>
          <table:table-cell office:value-type="float" office:value="23266.75" table:formula="of:=[.F16]+[.D17]+[.E17]" table:style-name="ce46">
            <text:p>23.266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vergi</text:p>
          </table:table-cell>
          <table:table-cell table:style-name="ce47"/>
          <table:table-cell office:value-type="float" office:value="4500" table:style-name="ce55">
            <text:p>4.500,00</text:p>
          </table:table-cell>
          <table:table-cell table:style-name="ce48"/>
          <table:table-cell office:value-type="float" office:value="27766.75" table:formula="of:=[.F17]+[.D18]+[.E18]" table:style-name="ce46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54">
            <text:p>07.12.2004</text:p>
          </table:table-cell>
          <table:table-cell office:value-type="string" table:style-name="ce47">
            <text:p>Vakıf kredi 1</text:p>
          </table:table-cell>
          <table:table-cell office:value-type="float" office:value="1" table:style-name="ce47">
            <text:p>1</text:p>
          </table:table-cell>
          <table:table-cell office:value-type="float" office:value="2426" table:style-name="ce55">
            <text:p>2.426,00</text:p>
          </table:table-cell>
          <table:table-cell table:style-name="ce48"/>
          <table:table-cell office:value-type="float" office:value="30192.75" table:formula="of:=[.F18]+[.D19]+[.E19]" table:style-name="ce46">
            <text:p>30.19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7">
            <text:p>ssk</text:p>
          </table:table-cell>
          <table:table-cell table:style-name="ce47"/>
          <table:table-cell office:value-type="float" office:value="1520" table:style-name="ce55">
            <text:p>1.520,00</text:p>
          </table:table-cell>
          <table:table-cell table:style-name="ce48"/>
          <table:table-cell office:value-type="float" office:value="31712.75" table:formula="of:=[.F19]+[.D20]+[.E20]" table:style-name="ce46">
            <text:p>31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26-2 çek HAKANDAN</text:p>
          </table:table-cell>
          <table:table-cell table:style-name="ce45"/>
          <table:table-cell table:style-name="ce46"/>
          <table:table-cell office:value-type="float" office:value="-2000" table:style-name="ce48">
            <text:p>-2.000,00</text:p>
          </table:table-cell>
          <table:table-cell office:value-type="float" office:value="29712.75" table:formula="of:=[.F20]+[.D21]+[.E21]" table:style-name="ce46">
            <text:p>29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27-2 çek HAKANDAN</text:p>
          </table:table-cell>
          <table:table-cell table:style-name="ce45"/>
          <table:table-cell table:style-name="ce46"/>
          <table:table-cell office:value-type="float" office:value="-3000" table:style-name="ce48">
            <text:p>-3.000,00</text:p>
          </table:table-cell>
          <table:table-cell office:value-type="float" office:value="26712.75" table:formula="of:=[.F21]+[.D22]+[.E22]" table:style-name="ce46">
            <text:p>26.712,75</text:p>
          </table:table-cell>
          <table:table-cell table:number-columns-repeated="16378"/>
        </table:table-row>
        <table:table-row table:style-name="ro4">
          <table:table-cell table:style-name="ce45"/>
          <table:table-cell office:value-type="string" table:style-name="ce45">
            <text:p>5-3 çek HAKANDAN</text:p>
          </table:table-cell>
          <table:table-cell table:style-name="ce45"/>
          <table:table-cell table:style-name="ce46"/>
          <table:table-cell office:value-type="float" office:value="-3750" table:style-name="ce48">
            <text:p>-3.750,00</text:p>
          </table:table-cell>
          <table:table-cell office:value-type="float" office:value="22962.75" table:formula="of:=[.F22]+[.D23]+[.E23]" table:style-name="ce46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54">
            <text:p>31.12.2004</text:p>
          </table:table-cell>
          <table:table-cell office:value-type="string" table:style-name="ce45">
            <text:p>sanayi hesabı</text:p>
          </table:table-cell>
          <table:table-cell table:style-name="ce45"/>
          <table:table-cell table:style-name="ce46"/>
          <table:table-cell office:value-type="float" office:value="-1960" table:style-name="ce48">
            <text:p>-1.960,00</text:p>
          </table:table-cell>
          <table:table-cell office:value-type="float" office:value="21002.75" table:formula="of:=[.F23]+[.D24]+[.E24]" table:style-name="ce46">
            <text:p>21.002,75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4 yıl içi toplamı</text:p>
          </table:table-cell>
          <table:table-cell office:value-type="float" office:value="14637" table:formula="of:=SUM([.D5:.D24])" table:style-name="ce53">
            <text:p>14.637,00</text:p>
          </table:table-cell>
          <table:table-cell office:value-type="float" office:value="-10710" table:formula="of:=SUM([.E5:.E24])" table:style-name="ce57">
            <text:p>-10.710,00</text:p>
          </table:table-cell>
          <table:table-cell table:style-name="ce46"/>
          <table:table-cell table:number-columns-repeated="16378"/>
        </table:table-row>
        <table:table-row table:number-rows-repeated="2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float" office:value="2005" table:style-name="ce49">
            <text:p>2005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2004 NY</text:p>
          </table:table-cell>
          <table:table-cell office:value-type="float" office:value="21002.75" table:formula="of:=[.F24]" table:style-name="ce46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54">
            <text:p>14.01.2005</text:p>
          </table:table-cell>
          <table:table-cell office:value-type="string" table:style-name="ce47">
            <text:p>bağkur</text:p>
          </table:table-cell>
          <table:table-cell office:value-type="float" office:value="2" table:style-name="ce47">
            <text:p>2</text:p>
          </table:table-cell>
          <table:table-cell office:value-type="float" office:value="677" table:style-name="ce55">
            <text:p>677,00</text:p>
          </table:table-cell>
          <table:table-cell table:style-name="ce48"/>
          <table:table-cell office:value-type="float" office:value="21679.75" table:formula="of:=[.F29]+[.D30]+[.E30]" table:style-name="ce46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54">
            <text:p>17.01.2005</text:p>
          </table:table-cell>
          <table:table-cell office:value-type="string" table:style-name="ce47">
            <text:p>Vakıf kredi 1</text:p>
          </table:table-cell>
          <table:table-cell office:value-type="float" office:value="3" table:style-name="ce47">
            <text:p>3</text:p>
          </table:table-cell>
          <table:table-cell office:value-type="float" office:value="2466.3200000000002" table:style-name="ce55">
            <text:p>2.466,32</text:p>
          </table:table-cell>
          <table:table-cell table:style-name="ce48"/>
          <table:table-cell office:value-type="float" office:value="24146.07" table:formula="of:=[.F30]+[.D31]+[.E31]" table:style-name="ce46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54">
            <text:p>26.01.2005</text:p>
          </table:table-cell>
          <table:table-cell office:value-type="string" table:style-name="ce45">
            <text:p>tvn</text:p>
          </table:table-cell>
          <table:table-cell table:style-name="ce45"/>
          <table:table-cell office:value-type="float" office:value="200" table:style-name="ce46">
            <text:p>200,00</text:p>
          </table:table-cell>
          <table:table-cell table:style-name="ce48"/>
          <table:table-cell office:value-type="float" office:value="24346.07" table:formula="of:=[.F31]+[.D32]+[.E32]" table:style-name="ce46">
            <text:p>24.346,0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140" table:style-name="ce46">
            <text:p>140,00</text:p>
          </table:table-cell>
          <table:table-cell table:style-name="ce48"/>
          <table:table-cell office:value-type="float" office:value="24486.07" table:formula="of:=[.F32]+[.D33]+[.E33]" table:style-name="ce46">
            <text:p>24.486,0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kdv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48"/>
          <table:table-cell office:value-type="float" office:value="25486.07" table:formula="of:=[.F33]+[.D34]+[.E34]" table:style-name="ce46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54">
            <text:p>31.01.2005</text:p>
          </table:table-cell>
          <table:table-cell office:value-type="string" table:style-name="ce47">
            <text:p>Araba kredi 1</text:p>
          </table:table-cell>
          <table:table-cell table:style-name="ce47"/>
          <table:table-cell office:value-type="float" office:value="760" table:style-name="ce55">
            <text:p>760,00</text:p>
          </table:table-cell>
          <table:table-cell table:style-name="ce48"/>
          <table:table-cell office:value-type="float" office:value="26246.07" table:formula="of:=[.F34]+[.D35]+[.E35]" table:style-name="ce46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54">
            <text:p>28.02.2005</text:p>
          </table:table-cell>
          <table:table-cell office:value-type="string" table:style-name="ce47">
            <text:p>Araba kredi 2</text:p>
          </table:table-cell>
          <table:table-cell table:style-name="ce47"/>
          <table:table-cell office:value-type="float" office:value="760" table:style-name="ce55">
            <text:p>760,00</text:p>
          </table:table-cell>
          <table:table-cell table:style-name="ce48"/>
          <table:table-cell office:value-type="float" office:value="27006.07" table:formula="of:=[.F35]+[.D36]+[.E36]" table:style-name="ce46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54">
            <text:p>10.03.2005</text:p>
          </table:table-cell>
          <table:table-cell office:value-type="string" table:style-name="ce47">
            <text:p>Vakıf kredi 2</text:p>
          </table:table-cell>
          <table:table-cell office:value-type="float" office:value="4" table:style-name="ce47">
            <text:p>4</text:p>
          </table:table-cell>
          <table:table-cell office:value-type="float" office:value="2568.86" table:style-name="ce55">
            <text:p>2.568,86</text:p>
          </table:table-cell>
          <table:table-cell table:style-name="ce48"/>
          <table:table-cell office:value-type="float" office:value="29574.93" table:formula="of:=[.F36]+[.D37]+[.E37]" table:style-name="ce46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4">
            <text:p>11.03.2005</text:p>
          </table:table-cell>
          <table:table-cell office:value-type="string" table:style-name="ce47">
            <text:p>Vakıf kredi 3</text:p>
          </table:table-cell>
          <table:table-cell office:value-type="float" office:value="5" table:style-name="ce47">
            <text:p>5</text:p>
          </table:table-cell>
          <table:table-cell office:value-type="float" office:value="2414.08" table:style-name="ce55">
            <text:p>2.414,08</text:p>
          </table:table-cell>
          <table:table-cell table:style-name="ce48"/>
          <table:table-cell office:value-type="float" office:value="31989.010000000002" table:formula="of:=[.F37]+[.D38]+[.E38]" table:style-name="ce46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54">
            <text:p>11.03.2005</text:p>
          </table:table-cell>
          <table:table-cell office:value-type="string" table:style-name="ce47">
            <text:p>Vakıf kredi 4</text:p>
          </table:table-cell>
          <table:table-cell office:value-type="float" office:value="6" table:style-name="ce47">
            <text:p>6</text:p>
          </table:table-cell>
          <table:table-cell office:value-type="float" office:value="2279.2399999999998" table:style-name="ce55">
            <text:p>2.279,24</text:p>
          </table:table-cell>
          <table:table-cell table:style-name="ce48"/>
          <table:table-cell office:value-type="float" office:value="34268.25" table:formula="of:=[.F38]+[.D39]+[.E39]" table:style-name="ce46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54">
            <text:p>31.03.2005</text:p>
          </table:table-cell>
          <table:table-cell office:value-type="string" table:style-name="ce47">
            <text:p>Araba kredi 3</text:p>
          </table:table-cell>
          <table:table-cell table:style-name="ce47"/>
          <table:table-cell office:value-type="float" office:value="742" table:style-name="ce55">
            <text:p>742,00</text:p>
          </table:table-cell>
          <table:table-cell table:style-name="ce48"/>
          <table:table-cell office:value-type="float" office:value="35010.25" table:formula="of:=[.F39]+[.D40]+[.E40]" table:style-name="ce46">
            <text:p>35.010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65" table:style-name="ce46">
            <text:p>65,00</text:p>
          </table:table-cell>
          <table:table-cell table:style-name="ce48"/>
          <table:table-cell office:value-type="float" office:value="35075.25" table:formula="of:=[.F40]+[.D41]+[.E41]" table:style-name="ce46">
            <text:p>35.075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n</text:p>
          </table:table-cell>
          <table:table-cell table:style-name="ce45"/>
          <table:table-cell office:value-type="float" office:value="5" table:style-name="ce46">
            <text:p>5,00</text:p>
          </table:table-cell>
          <table:table-cell table:style-name="ce48"/>
          <table:table-cell office:value-type="float" office:value="35080.25" table:formula="of:=[.F41]+[.D42]+[.E42]" table:style-name="ce46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54">
            <text:p>30.04.2005</text:p>
          </table:table-cell>
          <table:table-cell office:value-type="string" table:style-name="ce47">
            <text:p>Araba kredi 4</text:p>
          </table:table-cell>
          <table:table-cell table:style-name="ce47"/>
          <table:table-cell office:value-type="float" office:value="742" table:style-name="ce55">
            <text:p>742,00</text:p>
          </table:table-cell>
          <table:table-cell table:style-name="ce48"/>
          <table:table-cell office:value-type="float" office:value="35822.25" table:formula="of:=[.F42]+[.D43]+[.E43]" table:style-name="ce46">
            <text:p>35.822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aliye</text:p>
          </table:table-cell>
          <table:table-cell table:style-name="ce45"/>
          <table:table-cell office:value-type="float" office:value="10" table:style-name="ce46">
            <text:p>10,00</text:p>
          </table:table-cell>
          <table:table-cell table:style-name="ce48"/>
          <table:table-cell office:value-type="float" office:value="35832.25" table:formula="of:=[.F43]+[.D44]+[.E44]" table:style-name="ce46">
            <text:p>35.832,25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fırça</text:p>
          </table:table-cell>
          <table:table-cell table:style-name="ce45"/>
          <table:table-cell office:value-type="float" office:value="3" table:style-name="ce46">
            <text:p>3,00</text:p>
          </table:table-cell>
          <table:table-cell table:style-name="ce48"/>
          <table:table-cell office:value-type="float" office:value="35835.25" table:formula="of:=[.F44]+[.D45]+[.E45]" table:style-name="ce46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54">
            <text:p>31.05.2005</text:p>
          </table:table-cell>
          <table:table-cell office:value-type="string" table:style-name="ce47">
            <text:p>Araba kredi 5</text:p>
          </table:table-cell>
          <table:table-cell table:style-name="ce47"/>
          <table:table-cell office:value-type="float" office:value="750" table:style-name="ce55">
            <text:p>750,00</text:p>
          </table:table-cell>
          <table:table-cell table:style-name="ce48"/>
          <table:table-cell office:value-type="float" office:value="36585.25" table:formula="of:=[.F45]+[.D46]+[.E46]" table:style-name="ce46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4">
            <text:p>03.06.2005</text:p>
          </table:table-cell>
          <table:table-cell office:value-type="string" table:style-name="ce47">
            <text:p>Vakıf kredi 5</text:p>
          </table:table-cell>
          <table:table-cell office:value-type="float" office:value="7" table:style-name="ce47">
            <text:p>7</text:p>
          </table:table-cell>
          <table:table-cell office:value-type="float" office:value="2547.8000000000002" table:style-name="ce55">
            <text:p>2.547,80</text:p>
          </table:table-cell>
          <table:table-cell table:style-name="ce48"/>
          <table:table-cell office:value-type="float" office:value="39133.050000000003" table:formula="of:=[.F46]+[.D47]+[.E47]" table:style-name="ce46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54">
            <text:p>03.06.2005</text:p>
          </table:table-cell>
          <table:table-cell office:value-type="string" table:style-name="ce47">
            <text:p>Vakıf kredi 6</text:p>
          </table:table-cell>
          <table:table-cell office:value-type="float" office:value="8" table:style-name="ce47">
            <text:p>8</text:p>
          </table:table-cell>
          <table:table-cell office:value-type="float" office:value="2392.65" table:style-name="ce55">
            <text:p>2.392,65</text:p>
          </table:table-cell>
          <table:table-cell table:style-name="ce48"/>
          <table:table-cell office:value-type="float" office:value="41525.700000000004" table:formula="of:=[.F47]+[.D48]+[.E48]" table:style-name="ce46">
            <text:p>41.525,70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gırgıroğlu</text:p>
          </table:table-cell>
          <table:table-cell table:style-name="ce45"/>
          <table:table-cell office:value-type="float" office:value="116" table:style-name="ce46">
            <text:p>116,00</text:p>
          </table:table-cell>
          <table:table-cell table:style-name="ce48"/>
          <table:table-cell office:value-type="float" office:value="41641.700000000004" table:formula="of:=[.F48]+[.D49]+[.E49]" table:style-name="ce46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4">
            <text:p>18.08.2005</text:p>
          </table:table-cell>
          <table:table-cell office:value-type="string" table:style-name="ce47">
            <text:p>kk</text:p>
          </table:table-cell>
          <table:table-cell office:value-type="float" office:value="10" table:style-name="ce47">
            <text:p>10</text:p>
          </table:table-cell>
          <table:table-cell office:value-type="float" office:value="7455.35" table:style-name="ce55">
            <text:p>7.455,35</text:p>
          </table:table-cell>
          <table:table-cell table:style-name="ce48"/>
          <table:table-cell office:value-type="float" office:value="49097.05" table:formula="of:=[.F49]+[.D50]+[.E50]" table:style-name="ce46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4">
            <text:p>18.08.2005</text:p>
          </table:table-cell>
          <table:table-cell office:value-type="string" table:style-name="ce47">
            <text:p>kk</text:p>
          </table:table-cell>
          <table:table-cell office:value-type="float" office:value="11" table:style-name="ce47">
            <text:p>11</text:p>
          </table:table-cell>
          <table:table-cell office:value-type="float" office:value="80.73" table:style-name="ce55">
            <text:p>80,73</text:p>
          </table:table-cell>
          <table:table-cell table:style-name="ce48"/>
          <table:table-cell office:value-type="float" office:value="49177.780000000006" table:formula="of:=[.F50]+[.D51]+[.E51]" table:style-name="ce46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59">
            <text:p>18.08.2005</text:p>
          </table:table-cell>
          <table:table-cell office:value-type="string" table:style-name="ce60">
            <text:p>iş döviz alım</text:p>
          </table:table-cell>
          <table:table-cell office:value-type="float" office:value="9" table:style-name="ce60">
            <text:p>9</text:p>
          </table:table-cell>
          <table:table-cell office:value-type="float" office:value="10861.5" table:style-name="ce61">
            <text:p>10.861,50</text:p>
          </table:table-cell>
          <table:table-cell table:style-name="ce48"/>
          <table:table-cell office:value-type="float" office:value="60039.280000000006" table:formula="of:=[.F51]+[.D52]+[.E52]" table:style-name="ce46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54">
            <text:p>05.05.2005</text:p>
          </table:table-cell>
          <table:table-cell office:value-type="string" table:style-name="ce45">
            <text:p>iş yatan</text:p>
          </table:table-cell>
          <table:table-cell office:value-type="float" office:value="12" table:style-name="ce45">
            <text:p>12</text:p>
          </table:table-cell>
          <table:table-cell office:value-type="float" office:value="1500" table:style-name="ce46">
            <text:p>1.500,00</text:p>
          </table:table-cell>
          <table:table-cell table:style-name="ce48"/>
          <table:table-cell office:value-type="float" office:value="61539.280000000006" table:formula="of:=[.F52]+[.D53]+[.E53]" table:style-name="ce46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7</text:p>
          </table:table-cell>
          <table:table-cell office:value-type="float" office:value="13" table:style-name="ce47">
            <text:p>13</text:p>
          </table:table-cell>
          <table:table-cell office:value-type="float" office:value="2494.27" table:style-name="ce55">
            <text:p>2.494,27</text:p>
          </table:table-cell>
          <table:table-cell table:style-name="ce48"/>
          <table:table-cell office:value-type="float" office:value="64033.55" table:formula="of:=[.F53]+[.D54]+[.E54]" table:style-name="ce46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8</text:p>
          </table:table-cell>
          <table:table-cell office:value-type="float" office:value="14" table:style-name="ce47">
            <text:p>14</text:p>
          </table:table-cell>
          <table:table-cell office:value-type="float" office:value="2379.15" table:style-name="ce55">
            <text:p>2.379,15</text:p>
          </table:table-cell>
          <table:table-cell table:style-name="ce48"/>
          <table:table-cell office:value-type="float" office:value="66412.7" table:formula="of:=[.F54]+[.D55]+[.E55]" table:style-name="ce46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54">
            <text:p>08.09.2005</text:p>
          </table:table-cell>
          <table:table-cell office:value-type="string" table:style-name="ce47">
            <text:p>vakıf kredi 9</text:p>
          </table:table-cell>
          <table:table-cell office:value-type="float" office:value="15" table:style-name="ce47">
            <text:p>15</text:p>
          </table:table-cell>
          <table:table-cell office:value-type="float" office:value="2623.01" table:style-name="ce55">
            <text:p>2.623,01</text:p>
          </table:table-cell>
          <table:table-cell table:style-name="ce48"/>
          <table:table-cell office:value-type="float" office:value="69035.709999999992" table:formula="of:=[.F55]+[.D56]+[.E56]" table:style-name="ce46">
            <text:p>69.03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verilen</text:p>
          </table:table-cell>
          <table:table-cell table:style-name="ce45"/>
          <table:table-cell office:value-type="float" office:value="3900" table:style-name="ce46">
            <text:p>3.900,00</text:p>
          </table:table-cell>
          <table:table-cell table:style-name="ce48"/>
          <table:table-cell office:value-type="float" office:value="72935.709999999992" table:formula="of:=[.F56]+[.D57]+[.E57]" table:style-name="ce46">
            <text:p>72.93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standox</text:p>
          </table:table-cell>
          <table:table-cell table:style-name="ce45"/>
          <table:table-cell office:value-type="float" office:value="3540" table:style-name="ce46">
            <text:p>3.540,00</text:p>
          </table:table-cell>
          <table:table-cell table:style-name="ce48"/>
          <table:table-cell office:value-type="float" office:value="76475.709999999992" table:formula="of:=[.F57]+[.D58]+[.E58]" table:style-name="ce46">
            <text:p>76.475,71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7040" table:style-name="ce48">
            <text:p>-7.040,00</text:p>
          </table:table-cell>
          <table:table-cell office:value-type="float" office:value="69435.709999999992" table:formula="of:=[.F58]+[.D59]+[.E59]" table:style-name="ce46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7">
            <text:p>vakıf kredi 10</text:p>
          </table:table-cell>
          <table:table-cell office:value-type="float" office:value="16" table:style-name="ce47">
            <text:p>16</text:p>
          </table:table-cell>
          <table:table-cell office:value-type="float" office:value="2421.46" table:style-name="ce55">
            <text:p>2.421,46</text:p>
          </table:table-cell>
          <table:table-cell table:style-name="ce48"/>
          <table:table-cell office:value-type="float" office:value="71857.17" table:formula="of:=[.F59]+[.D60]+[.E60]" table:style-name="ce46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7">
            <text:p>vakıf kredi 11</text:p>
          </table:table-cell>
          <table:table-cell office:value-type="float" office:value="17" table:style-name="ce47">
            <text:p>17</text:p>
          </table:table-cell>
          <table:table-cell office:value-type="float" office:value="2309.5" table:style-name="ce55">
            <text:p>2.309,50</text:p>
          </table:table-cell>
          <table:table-cell table:style-name="ce48"/>
          <table:table-cell office:value-type="float" office:value="74166.67" table:formula="of:=[.F60]+[.D61]+[.E61]" table:style-name="ce46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54">
            <text:p>18.10.2005</text:p>
          </table:table-cell>
          <table:table-cell office:value-type="string" table:style-name="ce45">
            <text:p>san iş kredili mevduat</text:p>
          </table:table-cell>
          <table:table-cell office:value-type="float" office:value="18" table:style-name="ce45">
            <text:p>18</text:p>
          </table:table-cell>
          <table:table-cell office:value-type="float" office:value="10165" table:style-name="ce46">
            <text:p>10.165,00</text:p>
          </table:table-cell>
          <table:table-cell table:style-name="ce48"/>
          <table:table-cell office:value-type="float" office:value="84331.67" table:formula="of:=[.F61]+[.D62]+[.E62]" table:style-name="ce46">
            <text:p>84.33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taşıt pulu</text:p>
          </table:table-cell>
          <table:table-cell table:style-name="ce47"/>
          <table:table-cell office:value-type="float" office:value="500" table:style-name="ce55">
            <text:p>500,00</text:p>
          </table:table-cell>
          <table:table-cell table:style-name="ce48"/>
          <table:table-cell office:value-type="float" office:value="84831.67" table:formula="of:=[.F62]+[.D63]+[.E63]" table:style-name="ce46">
            <text:p>84.83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oba by</text:p>
          </table:table-cell>
          <table:table-cell table:style-name="ce45"/>
          <table:table-cell office:value-type="float" office:value="30" table:style-name="ce46">
            <text:p>30,00</text:p>
          </table:table-cell>
          <table:table-cell table:style-name="ce48"/>
          <table:table-cell office:value-type="float" office:value="84861.67" table:formula="of:=[.F63]+[.D64]+[.E64]" table:style-name="ce46">
            <text:p>84.861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taşıt pulu</text:p>
          </table:table-cell>
          <table:table-cell table:style-name="ce47"/>
          <table:table-cell office:value-type="float" office:value="105" table:style-name="ce55">
            <text:p>105,00</text:p>
          </table:table-cell>
          <table:table-cell table:style-name="ce48"/>
          <table:table-cell office:value-type="float" office:value="84966.67" table:formula="of:=[.F64]+[.D65]+[.E65]" table:style-name="ce46">
            <text:p>84.96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li ülkü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48"/>
          <table:table-cell office:value-type="float" office:value="85966.67" table:formula="of:=[.F65]+[.D66]+[.E66]" table:style-name="ce46">
            <text:p>85.966,67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5 yıl içi toplamı</text:p>
          </table:table-cell>
          <table:table-cell office:value-type="float" office:value="72003.92" table:formula="of:=SUM([.D30:.D66])" table:style-name="ce53">
            <text:p>72.003,92</text:p>
          </table:table-cell>
          <table:table-cell office:value-type="float" office:value="-7040" table:formula="of:=SUM([.E30:.E66])" table:style-name="ce57">
            <text:p>-7.040,00</text:p>
          </table:table-cell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float" office:value="2006" table:style-name="ce49">
            <text:p>2006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Ny 2005</text:p>
          </table:table-cell>
          <table:table-cell office:value-type="float" office:value="85966.67" table:formula="of:=[.F66]" table:style-name="ce55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45">
            <text:p>2006</text:p>
          </table:table-cell>
          <table:table-cell office:value-type="string" table:style-name="ce45">
            <text:p>2006 hesap</text:p>
          </table:table-cell>
          <table:table-cell table:style-name="ce45"/>
          <table:table-cell office:value-type="float" office:value="3150" table:style-name="ce46">
            <text:p>3.150,00</text:p>
          </table:table-cell>
          <table:table-cell table:style-name="ce48"/>
          <table:table-cell office:value-type="float" office:value="89116.67" table:formula="of:=[.F72]+[.D73]+[.E73]" table:style-name="ce46">
            <text:p>89.11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asözgen</text:p>
          </table:table-cell>
          <table:table-cell table:style-name="ce45"/>
          <table:table-cell office:value-type="float" office:value="200" table:style-name="ce46">
            <text:p>200,00</text:p>
          </table:table-cell>
          <table:table-cell table:style-name="ce48"/>
          <table:table-cell office:value-type="float" office:value="89316.67" table:formula="of:=[.F73]+[.D74]+[.E74]" table:style-name="ce46">
            <text:p>89.316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ilal koop</text:p>
          </table:table-cell>
          <table:table-cell table:style-name="ce45"/>
          <table:table-cell office:value-type="float" office:value="49" table:style-name="ce46">
            <text:p>49,00</text:p>
          </table:table-cell>
          <table:table-cell table:style-name="ce48"/>
          <table:table-cell office:value-type="float" office:value="89365.67" table:formula="of:=[.F74]+[.D75]+[.E75]" table:style-name="ce46">
            <text:p>89.365,67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fatih</text:p>
          </table:table-cell>
          <table:table-cell table:style-name="ce45"/>
          <table:table-cell office:value-type="float" office:value="115" table:style-name="ce46">
            <text:p>115,00</text:p>
          </table:table-cell>
          <table:table-cell table:style-name="ce48"/>
          <table:table-cell office:value-type="float" office:value="89480.67" table:formula="of:=[.F75]+[.D76]+[.E76]" table:style-name="ce46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2</text:p>
          </table:table-cell>
          <table:table-cell office:value-type="float" office:value="19" table:style-name="ce47">
            <text:p>19</text:p>
          </table:table-cell>
          <table:table-cell office:value-type="float" office:value="2755" table:style-name="ce55">
            <text:p>2.755,00</text:p>
          </table:table-cell>
          <table:table-cell table:style-name="ce48"/>
          <table:table-cell office:value-type="float" office:value="92235.67" table:formula="of:=[.F76]+[.D77]+[.E77]" table:style-name="ce46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3</text:p>
          </table:table-cell>
          <table:table-cell office:value-type="float" office:value="20" table:style-name="ce47">
            <text:p>20</text:p>
          </table:table-cell>
          <table:table-cell office:value-type="float" office:value="2399.2399999999998" table:style-name="ce55">
            <text:p>2.399,24</text:p>
          </table:table-cell>
          <table:table-cell table:style-name="ce48"/>
          <table:table-cell office:value-type="float" office:value="94634.91" table:formula="of:=[.F77]+[.D78]+[.E78]" table:style-name="ce46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4</text:p>
          </table:table-cell>
          <table:table-cell office:value-type="float" office:value="21" table:style-name="ce47">
            <text:p>21</text:p>
          </table:table-cell>
          <table:table-cell office:value-type="float" office:value="2298.65" table:style-name="ce55">
            <text:p>2.298,65</text:p>
          </table:table-cell>
          <table:table-cell table:style-name="ce48"/>
          <table:table-cell office:value-type="float" office:value="96933.56" table:formula="of:=[.F78]+[.D79]+[.E79]" table:style-name="ce46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5</text:p>
          </table:table-cell>
          <table:table-cell office:value-type="float" office:value="22" table:style-name="ce47">
            <text:p>22</text:p>
          </table:table-cell>
          <table:table-cell office:value-type="float" office:value="2489.14" table:style-name="ce55">
            <text:p>2.489,14</text:p>
          </table:table-cell>
          <table:table-cell table:style-name="ce48"/>
          <table:table-cell office:value-type="float" office:value="99422.7" table:formula="of:=[.F79]+[.D80]+[.E80]" table:style-name="ce46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6</text:p>
          </table:table-cell>
          <table:table-cell office:value-type="float" office:value="23" table:style-name="ce47">
            <text:p>23</text:p>
          </table:table-cell>
          <table:table-cell office:value-type="float" office:value="2580.3000000000002" table:style-name="ce55">
            <text:p>2.580,30</text:p>
          </table:table-cell>
          <table:table-cell table:style-name="ce48"/>
          <table:table-cell office:value-type="float" office:value="102003" table:formula="of:=[.F80]+[.D81]+[.E81]" table:style-name="ce46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54">
            <text:p>14.02.2006</text:p>
          </table:table-cell>
          <table:table-cell office:value-type="string" table:style-name="ce47">
            <text:p>vakıf kredi 17</text:p>
          </table:table-cell>
          <table:table-cell office:value-type="float" office:value="24" table:style-name="ce47">
            <text:p>24</text:p>
          </table:table-cell>
          <table:table-cell office:value-type="float" office:value="30724.12" table:style-name="ce55">
            <text:p>30.724,12</text:p>
          </table:table-cell>
          <table:table-cell table:style-name="ce48"/>
          <table:table-cell office:value-type="float" office:value="132727.12" table:formula="of:=[.F81]+[.D82]+[.E82]" table:style-name="ce46">
            <text:p>132.72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lastik</text:p>
          </table:table-cell>
          <table:table-cell table:style-name="ce45"/>
          <table:table-cell table:style-name="ce46"/>
          <table:table-cell office:value-type="float" office:value="-250" table:style-name="ce48">
            <text:p>-250,00</text:p>
          </table:table-cell>
          <table:table-cell office:value-type="float" office:value="132477.12" table:formula="of:=[.F82]+[.D83]+[.E83]" table:style-name="ce46">
            <text:p>132.47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table:style-name="ce46"/>
          <table:table-cell office:value-type="float" office:value="-30" table:style-name="ce48">
            <text:p>-30,00</text:p>
          </table:table-cell>
          <table:table-cell office:value-type="float" office:value="132447.12" table:formula="of:=[.F83]+[.D84]+[.E84]" table:style-name="ce46">
            <text:p>132.4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ski hesap</text:p>
          </table:table-cell>
          <table:table-cell table:style-name="ce45"/>
          <table:table-cell table:style-name="ce46"/>
          <table:table-cell office:value-type="float" office:value="-603" table:style-name="ce48">
            <text:p>-603,00</text:p>
          </table:table-cell>
          <table:table-cell office:value-type="float" office:value="131844.12" table:formula="of:=[.F84]+[.D85]+[.E85]" table:style-name="ce46">
            <text:p>131.844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v</text:p>
          </table:table-cell>
          <table:table-cell table:style-name="ce45"/>
          <table:table-cell office:value-type="float" office:value="208" table:style-name="ce46">
            <text:p>208,00</text:p>
          </table:table-cell>
          <table:table-cell table:style-name="ce48"/>
          <table:table-cell office:value-type="float" office:value="132052.12" table:formula="of:=[.F85]+[.D86]+[.E86]" table:style-name="ce46">
            <text:p>132.05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216" table:style-name="ce46">
            <text:p>216,00</text:p>
          </table:table-cell>
          <table:table-cell table:style-name="ce48"/>
          <table:table-cell office:value-type="float" office:value="132268.12" table:formula="of:=[.F86]+[.D87]+[.E87]" table:style-name="ce46">
            <text:p>132.26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yb</text:p>
          </table:table-cell>
          <table:table-cell table:style-name="ce45"/>
          <table:table-cell office:value-type="float" office:value="164" table:style-name="ce46">
            <text:p>164,00</text:p>
          </table:table-cell>
          <table:table-cell table:style-name="ce48"/>
          <table:table-cell office:value-type="float" office:value="132432.12" table:formula="of:=[.F87]+[.D88]+[.E88]" table:style-name="ce46">
            <text:p>132.43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iner</text:p>
          </table:table-cell>
          <table:table-cell table:style-name="ce45"/>
          <table:table-cell office:value-type="float" office:value="40" table:style-name="ce46">
            <text:p>40,00</text:p>
          </table:table-cell>
          <table:table-cell table:style-name="ce48"/>
          <table:table-cell office:value-type="float" office:value="132472.12" table:formula="of:=[.F88]+[.D89]+[.E89]" table:style-name="ce46">
            <text:p>132.47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s</text:p>
          </table:table-cell>
          <table:table-cell table:style-name="ce45"/>
          <table:table-cell office:value-type="float" office:value="108" table:style-name="ce46">
            <text:p>108,00</text:p>
          </table:table-cell>
          <table:table-cell table:style-name="ce48"/>
          <table:table-cell office:value-type="float" office:value="132580.12" table:formula="of:=[.F89]+[.D90]+[.E90]" table:style-name="ce46">
            <text:p>132.58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8908" table:style-name="ce48">
            <text:p>-8.908,00</text:p>
          </table:table-cell>
          <table:table-cell office:value-type="float" office:value="123672.12" table:formula="of:=[.F90]+[.D91]+[.E91]" table:style-name="ce46">
            <text:p>123.67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ziraat masraf</text:p>
          </table:table-cell>
          <table:table-cell table:style-name="ce47"/>
          <table:table-cell office:value-type="float" office:value="28" table:style-name="ce55">
            <text:p>28,00</text:p>
          </table:table-cell>
          <table:table-cell table:style-name="ce48"/>
          <table:table-cell office:value-type="float" office:value="123700.12" table:formula="of:=[.F91]+[.D92]+[.E92]" table:style-name="ce46">
            <text:p>123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lanya havale</text:p>
          </table:table-cell>
          <table:table-cell table:style-name="ce45"/>
          <table:table-cell office:value-type="float" office:value="5000" table:style-name="ce46">
            <text:p>5.000,00</text:p>
          </table:table-cell>
          <table:table-cell table:style-name="ce48"/>
          <table:table-cell office:value-type="float" office:value="128700.12" table:formula="of:=[.F92]+[.D93]+[.E93]" table:style-name="ce46">
            <text:p>128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yakbanka yatan</text:p>
          </table:table-cell>
          <table:table-cell table:style-name="ce45"/>
          <table:table-cell office:value-type="float" office:value="500" table:style-name="ce46">
            <text:p>500,00</text:p>
          </table:table-cell>
          <table:table-cell table:style-name="ce48"/>
          <table:table-cell office:value-type="float" office:value="129200.12" table:formula="of:=[.F93]+[.D94]+[.E94]" table:style-name="ce46">
            <text:p>129.2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yak must bülbül çek</text:p>
          </table:table-cell>
          <table:table-cell table:style-name="ce45"/>
          <table:table-cell table:style-name="ce46"/>
          <table:table-cell office:value-type="float" office:value="-2500" table:style-name="ce48">
            <text:p>-2.500,00</text:p>
          </table:table-cell>
          <table:table-cell office:value-type="float" office:value="126700.12" table:formula="of:=[.F94]+[.D95]+[.E95]" table:style-name="ce46">
            <text:p>126.7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lsn hvl</text:p>
          </table:table-cell>
          <table:table-cell table:style-name="ce45"/>
          <table:table-cell office:value-type="float" office:value="2500" table:style-name="ce46">
            <text:p>2.500,00</text:p>
          </table:table-cell>
          <table:table-cell table:style-name="ce48"/>
          <table:table-cell office:value-type="float" office:value="129200.12" table:formula="of:=[.F95]+[.D96]+[.E96]" table:style-name="ce46">
            <text:p>129.2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rfr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29260.12" table:formula="of:=[.F96]+[.D97]+[.E97]" table:style-name="ce46">
            <text:p>129.2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trfr</text:p>
          </table:table-cell>
          <table:table-cell table:style-name="ce45"/>
          <table:table-cell office:value-type="float" office:value="72" table:style-name="ce46">
            <text:p>72,00</text:p>
          </table:table-cell>
          <table:table-cell table:style-name="ce48"/>
          <table:table-cell office:value-type="float" office:value="129332.12" table:formula="of:=[.F97]+[.D98]+[.E98]" table:style-name="ce46">
            <text:p>129.33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dış cph</text:p>
          </table:table-cell>
          <table:table-cell table:style-name="ce45"/>
          <table:table-cell office:value-type="float" office:value="7708" table:style-name="ce46">
            <text:p>7.708,00</text:p>
          </table:table-cell>
          <table:table-cell table:style-name="ce48"/>
          <table:table-cell office:value-type="float" office:value="137040.12" table:formula="of:=[.F98]+[.D99]+[.E99]" table:style-name="ce46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4">
            <text:p>17.10.2006</text:p>
          </table:table-cell>
          <table:table-cell office:value-type="string" table:style-name="ce47">
            <text:p>iş faiz</text:p>
          </table:table-cell>
          <table:table-cell table:style-name="ce47"/>
          <table:table-cell office:value-type="float" office:value="172" table:style-name="ce55">
            <text:p>172,00</text:p>
          </table:table-cell>
          <table:table-cell table:style-name="ce48"/>
          <table:table-cell office:value-type="float" office:value="137212.12" table:formula="of:=[.F99]+[.D100]+[.E100]" table:style-name="ce46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54">
            <text:p>17.10.2006</text:p>
          </table:table-cell>
          <table:table-cell office:value-type="string" table:style-name="ce47">
            <text:p>iş faiz</text:p>
          </table:table-cell>
          <table:table-cell table:style-name="ce47"/>
          <table:table-cell office:value-type="float" office:value="210" table:style-name="ce55">
            <text:p>210,00</text:p>
          </table:table-cell>
          <table:table-cell table:style-name="ce48"/>
          <table:table-cell office:value-type="float" office:value="137422.12" table:formula="of:=[.F100]+[.D101]+[.E101]" table:style-name="ce46">
            <text:p>137.42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37397.12" table:formula="of:=[.F101]+[.D102]+[.E102]" table:style-name="ce46">
            <text:p>137.3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13" table:style-name="ce48">
            <text:p>-13,00</text:p>
          </table:table-cell>
          <table:table-cell office:value-type="float" office:value="137384.12" table:formula="of:=[.F102]+[.D103]+[.E103]" table:style-name="ce46">
            <text:p>137.384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alınan</text:p>
          </table:table-cell>
          <table:table-cell table:style-name="ce45"/>
          <table:table-cell table:style-name="ce46"/>
          <table:table-cell office:value-type="float" office:value="-1000" table:style-name="ce48">
            <text:p>-1.000,00</text:p>
          </table:table-cell>
          <table:table-cell office:value-type="float" office:value="136384.12" table:formula="of:=[.F103]+[.D104]+[.E104]" table:style-name="ce46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54">
            <text:p>11.10.2006</text:p>
          </table:table-cell>
          <table:table-cell office:value-type="string" table:style-name="ce45">
            <text:p>ziraatten alınan</text:p>
          </table:table-cell>
          <table:table-cell table:style-name="ce45"/>
          <table:table-cell table:style-name="ce46"/>
          <table:table-cell office:value-type="float" office:value="-1274" table:style-name="ce48">
            <text:p>-1.274,00</text:p>
          </table:table-cell>
          <table:table-cell office:value-type="float" office:value="135110.12" table:formula="of:=[.F104]+[.D105]+[.E105]" table:style-name="ce46">
            <text:p>135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alınan</text:p>
          </table:table-cell>
          <table:table-cell table:style-name="ce45"/>
          <table:table-cell table:style-name="ce46"/>
          <table:table-cell office:value-type="float" office:value="-1000" table:style-name="ce48">
            <text:p>-1.000,00</text:p>
          </table:table-cell>
          <table:table-cell office:value-type="float" office:value="134110.12" table:formula="of:=[.F105]+[.D106]+[.E106]" table:style-name="ce46">
            <text:p>134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table:style-name="ce46"/>
          <table:table-cell office:value-type="float" office:value="-80" table:style-name="ce48">
            <text:p>-80,00</text:p>
          </table:table-cell>
          <table:table-cell office:value-type="float" office:value="134030.12" table:formula="of:=[.F106]+[.D107]+[.E107]" table:style-name="ce46">
            <text:p>134.03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ipas</text:p>
          </table:table-cell>
          <table:table-cell table:style-name="ce45"/>
          <table:table-cell office:value-type="float" office:value="70" table:style-name="ce46">
            <text:p>70,00</text:p>
          </table:table-cell>
          <table:table-cell table:style-name="ce48"/>
          <table:table-cell office:value-type="float" office:value="134100.12" table:formula="of:=[.F107]+[.D108]+[.E108]" table:style-name="ce46">
            <text:p>134.10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antp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34160.12" table:formula="of:=[.F108]+[.D109]+[.E109]" table:style-name="ce46">
            <text:p>134.1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34" table:style-name="ce48">
            <text:p>-34,00</text:p>
          </table:table-cell>
          <table:table-cell office:value-type="float" office:value="134126.12" table:formula="of:=[.F109]+[.D110]+[.E110]" table:style-name="ce46">
            <text:p>134.126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16" table:style-name="ce48">
            <text:p>-16,00</text:p>
          </table:table-cell>
          <table:table-cell office:value-type="float" office:value="134110.12" table:formula="of:=[.F110]+[.D111]+[.E111]" table:style-name="ce46">
            <text:p>134.11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opuler</text:p>
          </table:table-cell>
          <table:table-cell table:style-name="ce45"/>
          <table:table-cell table:style-name="ce46"/>
          <table:table-cell office:value-type="float" office:value="-50" table:style-name="ce48">
            <text:p>-50,00</text:p>
          </table:table-cell>
          <table:table-cell office:value-type="float" office:value="134060.12" table:formula="of:=[.F111]+[.D112]+[.E112]" table:style-name="ce46">
            <text:p>134.060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jnd ziraat</text:p>
          </table:table-cell>
          <table:table-cell table:style-name="ce45"/>
          <table:table-cell table:style-name="ce46"/>
          <table:table-cell office:value-type="float" office:value="-218" table:style-name="ce48">
            <text:p>-218,00</text:p>
          </table:table-cell>
          <table:table-cell office:value-type="float" office:value="133842.12" table:formula="of:=[.F112]+[.D113]+[.E113]" table:style-name="ce46">
            <text:p>133.84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dftr tsdk</text:p>
          </table:table-cell>
          <table:table-cell table:style-name="ce47"/>
          <table:table-cell office:value-type="float" office:value="405" table:style-name="ce55">
            <text:p>405,00</text:p>
          </table:table-cell>
          <table:table-cell table:style-name="ce48"/>
          <table:table-cell office:value-type="float" office:value="134247.12" table:formula="of:=[.F113]+[.D114]+[.E114]" table:style-name="ce46">
            <text:p>134.2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4</text:p>
          </table:table-cell>
          <table:table-cell table:style-name="ce47"/>
          <table:table-cell office:value-type="float" office:value="900" table:style-name="ce55">
            <text:p>900,00</text:p>
          </table:table-cell>
          <table:table-cell table:style-name="ce48"/>
          <table:table-cell office:value-type="float" office:value="135147.12" table:formula="of:=[.F114]+[.D115]+[.E115]" table:style-name="ce46">
            <text:p>135.14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5</text:p>
          </table:table-cell>
          <table:table-cell table:style-name="ce47"/>
          <table:table-cell office:value-type="float" office:value="1050" table:style-name="ce55">
            <text:p>1.050,00</text:p>
          </table:table-cell>
          <table:table-cell table:style-name="ce48"/>
          <table:table-cell office:value-type="float" office:value="136197.12" table:formula="of:=[.F115]+[.D116]+[.E116]" table:style-name="ce46">
            <text:p>136.1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Muh 2006</text:p>
          </table:table-cell>
          <table:table-cell table:style-name="ce47"/>
          <table:table-cell office:value-type="float" office:value="1200" table:style-name="ce55">
            <text:p>1.200,00</text:p>
          </table:table-cell>
          <table:table-cell table:style-name="ce48"/>
          <table:table-cell office:value-type="float" office:value="137397.12" table:formula="of:=[.F116]+[.D117]+[.E117]" table:style-name="ce46">
            <text:p>137.39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Vergi 2005</text:p>
          </table:table-cell>
          <table:table-cell table:style-name="ce47"/>
          <table:table-cell office:value-type="float" office:value="3365" table:style-name="ce55">
            <text:p>3.365,00</text:p>
          </table:table-cell>
          <table:table-cell table:style-name="ce48"/>
          <table:table-cell office:value-type="float" office:value="140762.12" table:formula="of:=[.F117]+[.D118]+[.E118]" table:style-name="ce46">
            <text:p>140.76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Vergi 2006</text:p>
          </table:table-cell>
          <table:table-cell table:style-name="ce47"/>
          <table:table-cell office:value-type="float" office:value="3000" table:style-name="ce55">
            <text:p>3.000,00</text:p>
          </table:table-cell>
          <table:table-cell table:style-name="ce48"/>
          <table:table-cell office:value-type="float" office:value="143762.12" table:formula="of:=[.F118]+[.D119]+[.E119]" table:style-name="ce46">
            <text:p>143.762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uan</text:p>
          </table:table-cell>
          <table:table-cell table:style-name="ce45"/>
          <table:table-cell table:style-name="ce46"/>
          <table:table-cell office:value-type="float" office:value="-204" table:style-name="ce48">
            <text:p>-204,00</text:p>
          </table:table-cell>
          <table:table-cell office:value-type="float" office:value="143558.12" table:formula="of:=[.F119]+[.D120]+[.E120]" table:style-name="ce46">
            <text:p>143.55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n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43533.12" table:formula="of:=[.F120]+[.D121]+[.E121]" table:style-name="ce46">
            <text:p>143.533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6 yıl içi toplamı</text:p>
          </table:table-cell>
          <table:table-cell office:value-type="float" office:value="73796.45" table:formula="of:=SUM([.D73:.D121])" table:style-name="ce53">
            <text:p>73.796,45</text:p>
          </table:table-cell>
          <table:table-cell office:value-type="float" office:value="-16230" table:formula="of:=SUM([.E73:.E121])" table:style-name="ce57">
            <text:p>-16.230,00</text:p>
          </table:table-cell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47"/>
          <table:table-cell table:style-name="ce53"/>
          <table:table-cell table:style-name="ce57"/>
          <table:table-cell table:style-name="ce46"/>
          <table:table-cell table:number-columns-repeated="16378"/>
        </table:table-row>
        <table:table-row table:style-name="ro4">
          <table:table-cell office:value-type="float" office:value="2007" table:style-name="ce62">
            <text:p>2007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office:value-type="float" office:value="143533.12" table:formula="of:=[.F121]" table:style-name="ce46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54">
            <text:p>10.01.2007</text:p>
          </table:table-cell>
          <table:table-cell office:value-type="string" table:style-name="ce45">
            <text:p>nakit</text:p>
          </table:table-cell>
          <table:table-cell table:style-name="ce45"/>
          <table:table-cell table:style-name="ce46"/>
          <table:table-cell office:value-type="float" office:value="-500" table:style-name="ce48">
            <text:p>-500,00</text:p>
          </table:table-cell>
          <table:table-cell office:value-type="float" office:value="143033.12" table:formula="of:=[.F125]+[.D126]+[.E126]" table:style-name="ce46">
            <text:p>143.03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cn</text:p>
          </table:table-cell>
          <table:table-cell table:style-name="ce45"/>
          <table:table-cell office:value-type="float" office:value="60" table:style-name="ce46">
            <text:p>60,00</text:p>
          </table:table-cell>
          <table:table-cell table:style-name="ce48"/>
          <table:table-cell office:value-type="float" office:value="143093.12" table:formula="of:=[.F126]+[.D127]+[.E127]" table:style-name="ce46">
            <text:p>143.09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plızl</text:p>
          </table:table-cell>
          <table:table-cell table:style-name="ce45"/>
          <table:table-cell office:value-type="float" office:value="68" table:style-name="ce46">
            <text:p>68,00</text:p>
          </table:table-cell>
          <table:table-cell table:style-name="ce48"/>
          <table:table-cell office:value-type="float" office:value="143161.12" table:formula="of:=[.F127]+[.D128]+[.E128]" table:style-name="ce46">
            <text:p>143.161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muslk</text:p>
          </table:table-cell>
          <table:table-cell table:style-name="ce45"/>
          <table:table-cell office:value-type="float" office:value="8" table:style-name="ce46">
            <text:p>8,00</text:p>
          </table:table-cell>
          <table:table-cell table:style-name="ce48"/>
          <table:table-cell office:value-type="float" office:value="143169.12" table:formula="of:=[.F128]+[.D129]+[.E129]" table:style-name="ce46">
            <text:p>143.169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elden ödem</text:p>
          </table:table-cell>
          <table:table-cell table:style-name="ce45"/>
          <table:table-cell table:style-name="ce46"/>
          <table:table-cell office:value-type="float" office:value="-20" table:style-name="ce48">
            <text:p>-20,00</text:p>
          </table:table-cell>
          <table:table-cell office:value-type="float" office:value="143149.12" table:formula="of:=[.F129]+[.D130]+[.E130]" table:style-name="ce46">
            <text:p>143.149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oba by</text:p>
          </table:table-cell>
          <table:table-cell table:style-name="ce45"/>
          <table:table-cell office:value-type="float" office:value="8" table:style-name="ce46">
            <text:p>8,00</text:p>
          </table:table-cell>
          <table:table-cell table:style-name="ce48"/>
          <table:table-cell office:value-type="float" office:value="143157.12" table:formula="of:=[.F130]+[.D131]+[.E131]" table:style-name="ce46">
            <text:p>143.157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kal mlzm ev</text:p>
          </table:table-cell>
          <table:table-cell table:style-name="ce45"/>
          <table:table-cell office:value-type="float" office:value="251" table:style-name="ce46">
            <text:p>251,00</text:p>
          </table:table-cell>
          <table:table-cell table:style-name="ce48"/>
          <table:table-cell office:value-type="float" office:value="143408.12" table:formula="of:=[.F131]+[.D132]+[.E132]" table:style-name="ce55">
            <text:p>143.408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56">
            <text:p>2007 yıl içi toplamı</text:p>
          </table:table-cell>
          <table:table-cell office:value-type="float" office:value="395" table:formula="of:=SUM([.D126:.D132])" table:style-name="ce53">
            <text:p>395,00</text:p>
          </table:table-cell>
          <table:table-cell office:value-type="float" office:value="-520" table:formula="of:=SUM([.E126:.E132])" table:style-name="ce57">
            <text:p>-520,00</text:p>
          </table:table-cell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style-name="ce45"/>
          <table:table-cell table:style-name="ce56"/>
          <table:table-cell table:style-name="ce53"/>
          <table:table-cell table:style-name="ce57"/>
          <table:table-cell table:style-name="ce46"/>
          <table:table-cell table:number-columns-repeated="16378"/>
        </table:table-row>
        <table:table-row table:number-rows-repeated="3" table:style-name="ro4">
          <table:table-cell table:style-name="ce54"/>
          <table:table-cell table:number-columns-repeated="2"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office:value-type="string" table:style-name="ce63">
            <text:p>2008-12</text:p>
          </table:table-cell>
          <table:table-cell table:style-name="ce50"/>
          <table:table-cell office:value-type="string" table:style-name="ce49">
            <text:p>evrak no</text:p>
          </table:table-cell>
          <table:table-cell office:value-type="string" table:style-name="ce51">
            <text:p>alınan</text:p>
          </table:table-cell>
          <table:table-cell office:value-type="string" table:style-name="ce52">
            <text:p>ödeme</text:p>
          </table:table-cell>
          <table:table-cell office:value-type="string" table:style-name="ce51">
            <text:p>bakiye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58">
            <text:p>NY 2007</text:p>
          </table:table-cell>
          <table:table-cell office:value-type="float" office:value="143408.12" table:formula="of:=[.F132]" table:style-name="ce55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5">
            <text:p>2008</text:p>
          </table:table-cell>
          <table:table-cell office:value-type="string" table:style-name="ce45">
            <text:p>fıratpen</text:p>
          </table:table-cell>
          <table:table-cell table:style-name="ce45"/>
          <table:table-cell table:style-name="ce46"/>
          <table:table-cell office:value-type="float" office:value="-20" table:style-name="ce48">
            <text:p>-20,00</text:p>
          </table:table-cell>
          <table:table-cell office:value-type="float" office:value="143388.12" table:formula="of:=[.F141]+[.D142]+[.E142]" table:style-name="ce46">
            <text:p>143.38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iş çek için</text:p>
          </table:table-cell>
          <table:table-cell table:style-name="ce45"/>
          <table:table-cell table:style-name="ce46"/>
          <table:table-cell office:value-type="float" office:value="-180" table:style-name="ce48">
            <text:p>-180,00</text:p>
          </table:table-cell>
          <table:table-cell office:value-type="float" office:value="143208.12" table:formula="of:=[.F142]+[.D143]+[.E143]" table:style-name="ce46">
            <text:p>143.20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180 zmp</text:p>
          </table:table-cell>
          <table:table-cell table:number-columns-repeated="2" table:style-name="ce45"/>
          <table:table-cell office:value-type="float" office:value="-25" table:style-name="ce48">
            <text:p>-25,00</text:p>
          </table:table-cell>
          <table:table-cell office:value-type="float" office:value="143183.12" table:formula="of:=[.F143]+[.D144]+[.E144]" table:style-name="ce46">
            <text:p>143.18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hacıya uçak bileti için</text:p>
          </table:table-cell>
          <table:table-cell table:style-name="ce45"/>
          <table:table-cell table:style-name="ce46"/>
          <table:table-cell office:value-type="float" office:value="-320" table:style-name="ce48">
            <text:p>-320,00</text:p>
          </table:table-cell>
          <table:table-cell office:value-type="float" office:value="142863.12" table:formula="of:=[.F144]+[.D145]+[.E145]" table:style-name="ce46">
            <text:p>142.86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Zmp 50 ad</text:p>
          </table:table-cell>
          <table:table-cell table:style-name="ce45"/>
          <table:table-cell table:style-name="ce46"/>
          <table:table-cell office:value-type="float" office:value="-25" table:style-name="ce48">
            <text:p>-25,00</text:p>
          </table:table-cell>
          <table:table-cell office:value-type="float" office:value="142838.12" table:formula="of:=[.F145]+[.D146]+[.E146]" table:style-name="ce46">
            <text:p>142.83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opel balata</text:p>
          </table:table-cell>
          <table:table-cell table:style-name="ce45"/>
          <table:table-cell table:style-name="ce46"/>
          <table:table-cell office:value-type="float" office:value="-135" table:style-name="ce48">
            <text:p>-135,00</text:p>
          </table:table-cell>
          <table:table-cell office:value-type="float" office:value="142703.12" table:formula="of:=[.F146]+[.D147]+[.E147]" table:style-name="ce46">
            <text:p>142.703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tnr</text:p>
          </table:table-cell>
          <table:table-cell table:style-name="ce45"/>
          <table:table-cell table:style-name="ce46"/>
          <table:table-cell office:value-type="float" office:value="-35" table:style-name="ce48">
            <text:p>-35,00</text:p>
          </table:table-cell>
          <table:table-cell office:value-type="float" office:value="142668.12" table:formula="of:=[.F147]+[.D148]+[.E148]" table:style-name="ce46">
            <text:p>142.668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sr yldz</text:p>
          </table:table-cell>
          <table:table-cell table:style-name="ce45"/>
          <table:table-cell office:value-type="float" office:value="48" table:style-name="ce46">
            <text:p>48,00</text:p>
          </table:table-cell>
          <table:table-cell table:style-name="ce48"/>
          <table:table-cell office:value-type="float" office:value="142716.12" table:formula="of:=[.F148]+[.D149]+[.E149]" table:style-name="ce46">
            <text:p>142.716,12</text:p>
          </table:table-cell>
          <table:table-cell table:number-columns-repeated="16378"/>
        </table:table-row>
        <table:table-row table:style-name="ro4">
          <table:table-cell table:style-name="ce54"/>
          <table:table-cell office:value-type="string" table:style-name="ce45">
            <text:p>dinç</text:p>
          </table:table-cell>
          <table:table-cell table:style-name="ce45"/>
          <table:table-cell table:style-name="ce46"/>
          <table:table-cell office:value-type="float" office:value="-182" table:style-name="ce48">
            <text:p>-182,00</text:p>
          </table:table-cell>
          <table:table-cell office:value-type="float" office:value="142534.12" table:formula="of:=[.F149]+[.D150]+[.E150]" table:style-name="ce46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45"/>
          <table:table-cell table:style-name="ce48"/>
          <table:table-cell office:value-type="float" office:value="142534.12" table:formula="of:=[.F150]+[.D151]+[.E151]" table:style-name="ce46">
            <text:p>142.534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office:value-type="string" table:style-name="ce64">
            <text:p>2008 yıl içi toplamı</text:p>
          </table:table-cell>
          <table:table-cell office:value-type="float" office:value="1048" table:formula="of:=SUM([.D142:.D154])" table:style-name="ce53">
            <text:p>1.048,00</text:p>
          </table:table-cell>
          <table:table-cell office:value-type="float" office:value="-922" table:formula="of:=SUM([.E142:.E150])" table:style-name="ce57">
            <text:p>-922,00</text:p>
          </table:table-cell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65"/>
          <table:table-cell table:style-name="ce53"/>
          <table:table-cell table:style-name="ce57"/>
          <table:table-cell office:value-type="float" office:value="142534.12" table:formula="of:=[.F151]+[.D153]+[.E153]" table:style-name="ce46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45">
            <text:p>2012</text:p>
          </table:table-cell>
          <table:table-cell office:value-type="string" table:style-name="ce45">
            <text:p>furkan (motorcu yalıtım taksidi)</text:p>
          </table:table-cell>
          <table:table-cell table:style-name="ce45"/>
          <table:table-cell office:value-type="float" office:value="1000" table:style-name="ce46">
            <text:p>1.000,00</text:p>
          </table:table-cell>
          <table:table-cell table:style-name="ce57"/>
          <table:table-cell office:value-type="float" office:value="143534.12" table:formula="of:=[.F153]+[.D154]+[.E154]" table:style-name="ce46">
            <text:p>143.534,12</text:p>
          </table:table-cell>
          <table:table-cell table:number-columns-repeated="16378"/>
        </table:table-row>
        <table:table-row table:style-name="ro4">
          <table:table-cell table:style-name="ce54"/>
          <table:table-cell table:style-name="ce45"/>
          <table:table-cell table:style-name="ce65"/>
          <table:table-cell table:style-name="ce53"/>
          <table:table-cell table:style-name="ce57"/>
          <table:table-cell office:value-type="string" table:style-name="ce66">
            <text:p>TL</text:p>
          </table:table-cell>
          <table:table-cell table:number-columns-repeated="16378"/>
        </table:table-row>
        <table:table-row table:style-name="ro5">
          <table:table-cell table:style-name="ce54"/>
          <table:table-cell table:number-columns-repeated="2" table:style-name="ce45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54"/>
          <table:table-cell office:value-type="date" office:date-value="2023-11-03T00:00:00" table:number-columns-spanned="2" table:number-rows-spanned="1" table:style-name="ce78">
            <text:p>Cuma, Kasım 03, 2023</text:p>
          </table:table-cell>
          <table:covered-table-cell/>
          <table:table-cell table:style-name="ce46"/>
          <table:table-cell office:value-type="string" table:style-name="ce67">
            <text:p>resmi ödemelerin toplamı</text:p>
          </table:table-cell>
          <table:table-cell office:value-type="float" office:value="119619.37" table:style-name="ce68">
            <text:p>119.619,37</text:p>
          </table:table-cell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office:value-type="string" table:style-name="ce69">
            <text:p>alışveriş hesabı</text:p>
          </table:table-cell>
          <table:table-cell office:value-type="float" office:value="23914.75" table:formula="of:=[.F159]-[.F157]" table:style-name="ce68">
            <text:p>23.914,75</text:p>
          </table:table-cell>
          <table:table-cell table:number-columns-repeated="16378"/>
        </table:table-row>
        <table:table-row table:style-name="ro7">
          <table:table-cell table:style-name="ce54"/>
          <table:table-cell table:number-columns-repeated="2" table:style-name="ce45"/>
          <table:table-cell table:style-name="ce46"/>
          <table:table-cell office:value-type="string" table:style-name="ce69">
            <text:p>TL bazında hakanın doğuştan aldığı para</text:p>
          </table:table-cell>
          <table:table-cell office:value-type="float" office:value="143534.12" table:formula="of:=[.F154]" table:style-name="ce68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54"/>
          <table:table-cell table:number-columns-repeated="2" table:style-name="ce45"/>
          <table:table-cell table:style-name="ce46"/>
          <table:table-cell table:style-name="ce69"/>
          <table:table-cell table:style-name="ce68"/>
          <table:table-cell table:number-columns-repeated="16378"/>
        </table:table-row>
        <table:table-row table:style-name="ro4">
          <table:table-cell table:style-name="ce54"/>
          <table:table-cell table:number-columns-repeated="2" table:style-name="ce45"/>
          <table:table-cell table:style-name="ce46"/>
          <table:table-cell table:style-name="ce70"/>
          <table:table-cell table:style-name="ce55"/>
          <table:table-cell table:number-columns-repeated="16378"/>
        </table:table-row>
        <table:table-row table:style-name="ro4">
          <table:table-cell table:style-name="ce54"/>
          <table:table-cell office:value-type="string" table:style-name="ce47">
            <text:p>2003-2012 DOĞUŞ- HAKAN HESAP TOPLAMI</text:p>
          </table:table-cell>
          <table:table-cell table:style-name="ce45"/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office:value-type="string" table:style-name="ce56">
            <text:p>hakanın</text:p>
          </table:table-cell>
          <table:table-cell office:value-type="string" table:style-name="ce56">
            <text:p>hakanın</text:p>
          </table:table-cell>
          <table:table-cell table:style-name="ce46"/>
          <table:table-cell table:style-name="ce48"/>
          <table:table-cell table:style-name="ce46"/>
          <table:table-cell table:number-columns-repeated="16378"/>
        </table:table-row>
        <table:table-row table:style-name="ro4">
          <table:table-cell table:style-name="ce54"/>
          <table:table-cell office:value-type="string" table:style-name="ce56">
            <text:p>aldığı</text:p>
          </table:table-cell>
          <table:table-cell office:value-type="string" table:style-name="ce56">
            <text:p>ödediği</text:p>
          </table:table-cell>
          <table:table-cell office:value-type="string" table:style-name="ce66">
            <text:p>bakiye</text:p>
          </table:table-cell>
          <table:table-cell office:value-type="string" table:style-name="ce70">
            <text:p>$-tl</text:p>
          </table:table-cell>
          <table:table-cell office:value-type="string" table:style-name="ce66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45">
            <text:p>2003</text:p>
          </table:table-cell>
          <table:table-cell office:value-type="float" office:value="17075.75" table:formula="of:=[.D4]" table:style-name="ce46">
            <text:p>17.075,75</text:p>
          </table:table-cell>
          <table:table-cell office:value-type="currency" office:value="0" table:formula="of:=[.E4]" table:style-name="ce71">
            <text:p>$0,00</text:p>
          </table:table-cell>
          <table:table-cell office:value-type="float" office:value="17075.75" table:formula="of:=[.B173]+[.C173]" table:style-name="ce46">
            <text:p>17.075,75</text:p>
          </table:table-cell>
          <table:table-cell office:value-type="float" office:value="1.41" table:style-name="ce72">
            <text:p>1,41</text:p>
          </table:table-cell>
          <table:table-cell office:value-type="currency" office:value="12110.460992907801" table:formula="of:=([.B173]+[.C173])/[.E173]" table:style-name="ce71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45">
            <text:p>2004</text:p>
          </table:table-cell>
          <table:table-cell office:value-type="float" office:value="14637" table:formula="of:=[.D25]" table:style-name="ce46">
            <text:p>14.637,00</text:p>
          </table:table-cell>
          <table:table-cell office:value-type="currency" office:value="-10710" table:formula="of:=[.E25]" table:style-name="ce71">
            <text:p>-$10.710,00</text:p>
          </table:table-cell>
          <table:table-cell office:value-type="float" office:value="21002.75" table:formula="of:=[.D173]+[.B174]+[.C174]" table:style-name="ce46">
            <text:p>21.002,75</text:p>
          </table:table-cell>
          <table:table-cell office:value-type="float" office:value="1.49" table:style-name="ce72">
            <text:p>1,49</text:p>
          </table:table-cell>
          <table:table-cell office:value-type="currency" office:value="2635.5704697986575" table:formula="of:=([.B174]+[.C174])/[.E174]" table:style-name="ce71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45">
            <text:p>2005</text:p>
          </table:table-cell>
          <table:table-cell office:value-type="float" office:value="72003.92" table:formula="of:=[.D67]" table:style-name="ce46">
            <text:p>72.003,92</text:p>
          </table:table-cell>
          <table:table-cell office:value-type="currency" office:value="-7040" table:formula="of:=[.E67]" table:style-name="ce71">
            <text:p>-$7.040,00</text:p>
          </table:table-cell>
          <table:table-cell office:value-type="float" office:value="85966.67" table:formula="of:=[.D174]+[.B175]+[.C175]" table:style-name="ce46">
            <text:p>85.966,67</text:p>
          </table:table-cell>
          <table:table-cell office:value-type="float" office:value="1.35" table:style-name="ce72">
            <text:p>1,35</text:p>
          </table:table-cell>
          <table:table-cell office:value-type="currency" office:value="48121.422222222216" table:formula="of:=([.B175]+[.C175])/[.E175]" table:style-name="ce71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45">
            <text:p>2006</text:p>
          </table:table-cell>
          <table:table-cell office:value-type="float" office:value="73796.45" table:formula="of:=[.D122]" table:style-name="ce46">
            <text:p>73.796,45</text:p>
          </table:table-cell>
          <table:table-cell office:value-type="currency" office:value="-16230" table:formula="of:=[.E122]" table:style-name="ce71">
            <text:p>-$16.230,00</text:p>
          </table:table-cell>
          <table:table-cell office:value-type="float" office:value="143533.12" table:formula="of:=[.D175]+[.B176]+[.C176]" table:style-name="ce46">
            <text:p>143.533,12</text:p>
          </table:table-cell>
          <table:table-cell office:value-type="float" office:value="1.56" table:style-name="ce72">
            <text:p>1,56</text:p>
          </table:table-cell>
          <table:table-cell office:value-type="currency" office:value="36901.570512820508" table:formula="of:=([.B176]+[.C176])/[.E176]" table:style-name="ce71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45">
            <text:p>2007</text:p>
          </table:table-cell>
          <table:table-cell office:value-type="float" office:value="395" table:formula="of:=[.D133]" table:style-name="ce46">
            <text:p>395,00</text:p>
          </table:table-cell>
          <table:table-cell office:value-type="currency" office:value="-520" table:formula="of:=[.E133]" table:style-name="ce71">
            <text:p>-$520,00</text:p>
          </table:table-cell>
          <table:table-cell office:value-type="float" office:value="143408.12" table:formula="of:=[.D176]+[.B177]+[.C177]" table:style-name="ce46">
            <text:p>143.408,12</text:p>
          </table:table-cell>
          <table:table-cell office:value-type="float" office:value="1.31" table:style-name="ce72">
            <text:p>1,31</text:p>
          </table:table-cell>
          <table:table-cell office:value-type="currency" office:value="-95.419847328244273" table:formula="of:=([.B177]+[.C177])/[.E177]" table:style-name="ce71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45">
            <text:p>2008</text:p>
          </table:table-cell>
          <table:table-cell office:value-type="float" office:value="48" table:formula="of:=[.D149]" table:style-name="ce46">
            <text:p>48,00</text:p>
          </table:table-cell>
          <table:table-cell office:value-type="currency" office:value="-922" table:formula="of:=[.E152]" table:style-name="ce71">
            <text:p>-$922,00</text:p>
          </table:table-cell>
          <table:table-cell office:value-type="float" office:value="142534.12" table:formula="of:=[.D177]+[.B178]+[.C178]" table:style-name="ce46">
            <text:p>142.534,12</text:p>
          </table:table-cell>
          <table:table-cell office:value-type="float" office:value="1.2" table:style-name="ce72">
            <text:p>1,20</text:p>
          </table:table-cell>
          <table:table-cell office:value-type="currency" office:value="-728.33333333333337" table:formula="of:=([.B178]+[.C178])/[.E178]" table:style-name="ce71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45">
            <text:p>2012</text:p>
          </table:table-cell>
          <table:table-cell office:value-type="float" office:value="1000" table:style-name="ce46">
            <text:p>1.000,00</text:p>
          </table:table-cell>
          <table:table-cell office:value-type="currency" office:value="0" table:formula="of:=[.E151]" table:style-name="ce71">
            <text:p>$0,00</text:p>
          </table:table-cell>
          <table:table-cell office:value-type="float" office:value="143534.12" table:formula="of:=[.D178]+[.B179]+[.C179]" table:style-name="ce73">
            <text:p>143.534,12</text:p>
          </table:table-cell>
          <table:table-cell office:value-type="float" office:value="1.84" table:style-name="ce72">
            <text:p>1,84</text:p>
          </table:table-cell>
          <table:table-cell office:value-type="currency" office:value="543.47826086956525" table:formula="of:=([.B179]+[.C179])/[.E179]" table:style-name="ce71">
            <text:p>$543,48</text:p>
          </table:table-cell>
          <table:table-cell table:number-columns-repeated="16378"/>
        </table:table-row>
        <table:table-row table:style-name="ro4">
          <table:table-cell table:style-name="ce45"/>
          <table:table-cell table:style-name="ce46"/>
          <table:table-cell table:style-name="ce45"/>
          <table:table-cell table:style-name="ce46"/>
          <table:table-cell table:style-name="ce48"/>
          <table:table-cell table:style-name="ce74"/>
          <table:table-cell table:number-columns-repeated="16378"/>
        </table:table-row>
        <table:table-row table:style-name="ro8">
          <table:table-cell table:style-name="ce45"/>
          <table:table-cell table:style-name="ce46"/>
          <table:table-cell table:style-name="ce45"/>
          <table:table-cell table:style-name="ce46"/>
          <table:table-cell office:value-type="string" table:style-name="ce70">
            <text:p>dolar bazında hakanın doğuştan aldığı para</text:p>
          </table:table-cell>
          <table:table-cell office:value-type="currency" office:value="99488.749277957177" table:formula="of:=SUM([.F173:.F179])" table:style-name="ce75">
            <text:p>$99.488,75</text:p>
          </table:table-cell>
          <table:table-cell table:number-columns-repeated="16378"/>
        </table:table-row>
        <table:table-row table:style-name="ro4">
          <table:table-cell table:style-name="ce45"/>
          <table:table-cell table:style-name="ce46"/>
          <table:table-cell table:style-name="ce45"/>
          <table:table-cell table:style-name="ce46"/>
          <table:table-cell table:style-name="ce48"/>
          <table:table-cell office:value-type="string" table:style-name="ce76">
            <text:p>USD</text:p>
          </table:table-cell>
          <table:table-cell table:number-columns-repeated="16378"/>
        </table:table-row>
        <table:table-row table:style-name="ro9">
          <table:table-cell table:style-name="ce54"/>
          <table:table-cell table:number-columns-repeated="2" table:style-name="ce45"/>
          <table:table-cell table:style-name="ce46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5">
        <table:table-column table:style-name="co25" table:default-cell-style-name="ce79"/>
        <table:table-column table:style-name="co26" table:default-cell-style-name="ce83"/>
        <table:table-column table:style-name="co27" table:default-cell-style-name="ce83"/>
        <table:table-column table:style-name="co28" table:default-cell-style-name="ce83"/>
        <table:table-column table:style-name="co1" table:default-cell-style-name="ce83"/>
        <table:table-column table:style-name="co29" table:default-cell-style-name="ce83"/>
        <table:table-column table:style-name="co30" table:default-cell-style-name="ce81"/>
        <table:table-column table:style-name="co5" table:default-cell-style-name="ce81"/>
        <table:table-column table:style-name="co31" table:number-columns-repeated="56" table:default-cell-style-name="ce83"/>
        <table:table-column table:style-name="co1" table:number-columns-repeated="959" table:default-cell-style-name="ce45"/>
        <table:table-column table:style-name="co10" table:default-cell-style-name="ce45"/>
        <table:table-column table:style-name="co10" table:number-columns-repeated="15360" table:default-cell-style-name="ce1"/>
        <table:table-row table:style-name="ro4">
          <table:table-cell table:style-name="ce79"/>
          <table:table-cell office:value-type="string" table:style-name="ce80">
            <text:p>DOĞUŞ TİCARET – NAZAN BALCI <text:s/>İŞ SONLANDIRMA HESAP CETVELİ</text:p>
          </table:table-cell>
          <table:table-cell table:number-columns-repeated="3" table:style-name="ce81"/>
          <table:table-cell table:style-name="ce82"/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0">
            <text:p>1994 yılında Doğuş Ticaret Ayten Balcı’ya ait arsaya 5 daire 1 dükkan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0">
            <text:p>olacak şekilde bir bina yaptı.</text:p>
          </table:table-cell>
          <table:table-cell table:number-columns-repeated="2" table:style-name="ce81"/>
          <table:table-cell office:value-type="date" office:date-value="2023-11-03T00:00:00" table:number-columns-spanned="2" table:number-rows-spanned="1" table:style-name="ce128">
            <text:p>Cuma, Kasım 03, 2023</text:p>
          </table:table-cell>
          <table:covered-table-cell/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table:style-name="ce80"/>
          <table:table-cell office:value-type="string" table:style-name="ce84">
            <text:p>Değeri</text:p>
          </table:table-cell>
          <table:table-cell office:value-type="string" table:style-name="ce84">
            <text:p>Kat Karşılığı</text:p>
          </table:table-cell>
          <table:table-cell office:value-type="string" table:style-name="ce84">
            <text:p>Kime Ait</text:p>
          </table:table-cell>
          <table:table-cell office:value-type="string" table:style-name="ce84">
            <text:p>Son Durum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5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Arsa Sahibine</text:p>
          </table:table-cell>
          <table:table-cell office:value-type="string" table:style-name="ce79">
            <text:p>Ayte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4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79">
            <text:p>Naza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3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79">
            <text:p>Nazan Balcı</text:p>
          </table:table-cell>
          <table:table-cell office:value-type="string" table:style-name="ce79">
            <text:p>Ayten Balcı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table:style-name="ce79"/>
          <table:table-cell office:value-type="string" table:style-name="ce81">
            <text:p>Daire 2 satıldı</text:p>
          </table:table-cell>
          <table:table-cell office:value-type="float" office:value="80000" table:style-name="ce84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81">
            <text:p>Hacı</text:p>
          </table:table-cell>
          <table:table-cell office:value-type="string" table:style-name="ce84">
            <text:p>Satıldı</text:p>
          </table:table-cell>
          <table:table-cell table:style-name="ce84"/>
          <table:table-cell table:number-columns-repeated="16377"/>
        </table:table-row>
        <table:table-row table:style-name="ro4">
          <table:table-cell table:style-name="ce79"/>
          <table:table-cell office:value-type="string" table:style-name="ce81">
            <text:p>Daire 1 <text:s text:c="2"/>Satıldı</text:p>
          </table:table-cell>
          <table:table-cell office:value-type="float" office:value="80000" table:style-name="ce81">
            <text:p>80.000,00</text:p>
          </table:table-cell>
          <table:table-cell office:value-type="string" table:style-name="ce81">
            <text:p>Doğuş Ticaret</text:p>
          </table:table-cell>
          <table:table-cell office:value-type="string" table:style-name="ce81">
            <text:p>Hacı</text:p>
          </table:table-cell>
          <table:table-cell office:value-type="string" table:style-name="ce84">
            <text:p>Satıldı</text:p>
          </table:table-cell>
          <table:table-cell table:style-name="ce85"/>
          <table:table-cell table:number-columns-repeated="16377"/>
        </table:table-row>
        <table:table-row table:style-name="ro4">
          <table:table-cell table:style-name="ce79"/>
          <table:table-cell office:value-type="string" table:style-name="ce86">
            <text:p>Dükkan <text:s text:c="2"/>Satıldı</text:p>
          </table:table-cell>
          <table:table-cell office:value-type="float" office:value="30000" table:style-name="ce87">
            <text:p>30.000,00</text:p>
          </table:table-cell>
          <table:table-cell office:value-type="string" table:style-name="ce81">
            <text:p>Doğuş Ticaret</text:p>
          </table:table-cell>
          <table:table-cell office:value-type="string" table:style-name="ce86">
            <text:p>Hacı + Nazan</text:p>
          </table:table-cell>
          <table:table-cell office:value-type="string" table:style-name="ce87">
            <text:p>Satıldı</text:p>
          </table:table-cell>
          <table:table-cell table:number-columns-repeated="2" table:style-name="ce81"/>
          <table:table-cell table:number-columns-repeated="16376"/>
        </table:table-row>
        <table:table-row table:number-rows-repeated="2" table:style-name="ro4">
          <table:table-cell table:style-name="ce79"/>
          <table:table-cell table:style-name="ce86"/>
          <table:table-cell table:style-name="ce87"/>
          <table:table-cell table:style-name="ce81"/>
          <table:table-cell table:style-name="ce86"/>
          <table:table-cell table:style-name="ce87"/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9">
            <text:p>daire 2 satıldı, Ali Paşa Hamam daki arsanın, Mustafa Işıklıyurt’a ait hisse satın alındı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88"/>
          <table:table-cell office:value-type="string" table:style-name="ce81">
            <text:p>2 nolu daire hacı ya ait olmasına rağmen ali paşa ortak alındığından dolayı daire den alınan</text:p>
          </table:table-cell>
          <table:table-cell table:number-columns-repeated="6" table:style-name="ce81"/>
          <table:table-cell table:number-columns-repeated="16376"/>
        </table:table-row>
        <table:table-row table:style-name="ro4">
          <table:table-cell table:style-name="ce88"/>
          <table:table-cell office:value-type="string" table:style-name="ce81">
            <text:p>paranın yarısı İsmail Balcıya geçmiş oldu.</text:p>
          </table:table-cell>
          <table:table-cell table:style-name="ce81"/>
          <table:table-cell table:style-name="ce90"/>
          <table:table-cell table:style-name="ce45"/>
          <table:table-cell office:value-type="float" office:value="80000" table:style-name="ce84">
            <text:p>80.000,00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Dükkan satıldı parayı hacı aldı ortaklardan nazanın alacağı oluştu</text:p>
          </table:table-cell>
          <table:table-cell table:style-name="ce81"/>
          <table:table-cell table:style-name="ce90"/>
          <table:table-cell table:style-name="ce45"/>
          <table:table-cell office:value-type="float" office:value="-30000" table:style-name="ce84">
            <text:p>-30.000,00</text:p>
          </table:table-cell>
          <table:table-cell table:number-columns-repeated="2" table:style-name="ce81"/>
          <table:table-cell table:number-columns-repeated="16376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hakanın Doğuştan aldığı nakit</text:p>
          </table:table-cell>
          <table:table-cell table:style-name="ce45"/>
          <table:table-cell table:style-name="ce90"/>
          <table:table-cell table:style-name="ce45"/>
          <table:table-cell office:value-type="float" office:value="143534.12" table:formula="of:=['01-03-HAKAN'.D179]" table:style-name="ce91">
            <text:p>143.534,12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office:value-type="string" table:style-name="ce88">
            <text:p>*</text:p>
          </table:table-cell>
          <table:table-cell office:value-type="string" table:style-name="ce81">
            <text:p>2007 de hacı doğuşa geçtiğinde borç ödemesi için mustafa balcı 50000 TL verdi.</text:p>
          </table:table-cell>
          <table:table-cell table:number-columns-repeated="3" table:style-name="ce81"/>
          <table:table-cell office:value-type="float" office:value="50000" table:style-name="ce84">
            <text:p>50.00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number-columns-repeated="4" table:style-name="ce81"/>
          <table:table-cell table:style-name="ce84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2">
            <text:p>2015-ocak ayı Doğuşun; Denizbanka 365.000 TL, İşbank a 36.000 TL kredi borcu var</text:p>
          </table:table-cell>
          <table:table-cell table:number-columns-repeated="3" table:style-name="ce93"/>
          <table:table-cell table:style-name="ce94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5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7">
            <text:p>Dolar cinsinden borç yaklaşık 167000 USD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7">
            <text:p>Envanter yaklaşık 110 000 TL <text:s text:c="2"/>Satılabilir mal toplamı yaklaşık 60 000 TL = 25000 usd</text:p>
          </table:table-cell>
          <table:table-cell table:number-columns-repeated="3" table:style-name="ce81"/>
          <table:table-cell table:style-name="ce9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98">
            <text:p>* Bu bilgiler şirkette aylık dönen paranın anlaşılabilmesi için verilmiştir.</text:p>
          </table:table-cell>
          <table:table-cell table:number-columns-repeated="3" table:style-name="ce99"/>
          <table:table-cell table:style-name="ce100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number-rows-repeated="3" table:style-name="ro4">
          <table:table-cell table:style-name="ce79"/>
          <table:table-cell table:number-columns-repeated="7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1"/>
          <table:table-cell office:value-type="string" table:style-name="ce101">
            <text:p>HACI ALACAK</text:p>
          </table:table-cell>
          <table:table-cell office:value-type="string" table:style-name="ce101">
            <text:p>Bakiye</text:p>
          </table:table-cell>
          <table:table-cell office:value-type="string" table:style-name="ce101">
            <text:p>TL – usd</text:p>
          </table:table-cell>
          <table:table-cell office:value-type="string" table:style-name="ce101">
            <text:p>karşılığı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table:style-name="ce79"/>
          <table:table-cell table:style-name="ce81"/>
          <table:table-cell office:value-type="string" table:style-name="ce101">
            <text:p>TL</text:p>
          </table:table-cell>
          <table:table-cell office:value-type="string" table:style-name="ce101">
            <text:p>TL</text:p>
          </table:table-cell>
          <table:table-cell table:style-name="ce101"/>
          <table:table-cell office:value-type="string" table:style-name="ce101">
            <text:p>USD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float" office:value="2005" table:style-name="ce79">
            <text:p>2005</text:p>
          </table:table-cell>
          <table:table-cell office:value-type="string" table:style-name="ce81">
            <text:p>İnşaat Daire 2 den kalan ½</text:p>
          </table:table-cell>
          <table:table-cell office:value-type="float" office:value="40000" table:formula="of:=[.F15]/2" table:style-name="ce81">
            <text:p>40.000,00</text:p>
          </table:table-cell>
          <table:table-cell office:value-type="float" office:value="40000" table:formula="of:=[.C30]" table:style-name="ce81">
            <text:p>40.000,00</text:p>
          </table:table-cell>
          <table:table-cell office:value-type="float" office:value="1.4" table:style-name="ce81">
            <text:p>1,40</text:p>
          </table:table-cell>
          <table:table-cell office:value-type="float" office:value="28571.428571428572" table:formula="of:=[.C30]/[.E30]" table:style-name="ce81">
            <text:p>28.571,43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string" table:style-name="ce102">
            <text:p>04-07</text:p>
          </table:table-cell>
          <table:table-cell office:value-type="string" table:style-name="ce81">
            <text:p>Hakan BALCI Doğuştan verilen ½</text:p>
          </table:table-cell>
          <table:table-cell office:value-type="float" office:value="71767.06" table:formula="of:=[.F17]/2" table:style-name="ce81">
            <text:p>71.767,06</text:p>
          </table:table-cell>
          <table:table-cell office:value-type="float" office:value="111767.06" table:formula="of:=[.D30]+[.C31]" table:style-name="ce81">
            <text:p>111.767,06</text:p>
          </table:table-cell>
          <table:table-cell office:value-type="float" office:value="1.4427171015989599" table:formula="of:=[.C31]/[.F31]" table:style-name="ce81">
            <text:p>1,44</text:p>
          </table:table-cell>
          <table:table-cell office:value-type="float" office:value="49744.374638978588" table:formula="of:=['01-03-HAKAN'.F181]/2" table:style-name="ce46">
            <text:p>49.744,37</text:p>
          </table:table-cell>
          <table:table-cell table:style-name="ce81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office:value-type="float" office:value="2008" table:style-name="ce79">
            <text:p>2008</text:p>
          </table:table-cell>
          <table:table-cell office:value-type="string" table:style-name="ce81">
            <text:p>mustafa balcıdan doğuşa verilen ½</text:p>
          </table:table-cell>
          <table:table-cell office:value-type="float" office:value="25000" table:formula="of:=[.F18]/2" table:style-name="ce81">
            <text:p>25.000,00</text:p>
          </table:table-cell>
          <table:table-cell office:value-type="float" office:value="136767.06" table:formula="of:=[.D31]+[.C32]" table:style-name="ce81">
            <text:p>136.767,06</text:p>
          </table:table-cell>
          <table:table-cell office:value-type="float" office:value="1.31" table:style-name="ce81">
            <text:p>1,31</text:p>
          </table:table-cell>
          <table:table-cell office:value-type="float" office:value="19083.969465648854" table:formula="of:=[.C32]/[.E32]" table:style-name="ce81">
            <text:p>19.083,97</text:p>
          </table:table-cell>
          <table:table-cell table:style-name="ce46"/>
          <table:table-cell table:number-columns-repeated="2" table:style-name="ce45"/>
          <table:table-cell table:number-columns-repeated="16375"/>
        </table:table-row>
        <table:table-row table:style-name="ro4">
          <table:table-cell office:value-type="float" office:value="2017" table:style-name="ce79">
            <text:p>2017</text:p>
          </table:table-cell>
          <table:table-cell office:value-type="string" table:style-name="ce83">
            <text:p>Nazan Doğuş kapanış borcu ½</text:p>
          </table:table-cell>
          <table:table-cell office:value-type="float" office:value="141563.54999999999" table:formula="of:=[.F59]*-1" table:style-name="ce46">
            <text:p>141.563,55</text:p>
          </table:table-cell>
          <table:table-cell office:value-type="float" office:value="278330.61" table:formula="of:=[.D32]+[.C33]" table:style-name="ce81">
            <text:p>278.330,61</text:p>
          </table:table-cell>
          <table:table-cell office:value-type="float" office:value="3.55" table:style-name="ce45">
            <text:p>3,55</text:p>
          </table:table-cell>
          <table:table-cell office:value-type="float" office:value="39877.056338028167" table:formula="of:=[.C33]/[.E33]" table:style-name="ce81">
            <text:p>39.877,06</text:p>
          </table:table-cell>
          <table:table-cell table:style-name="ce104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office:value-type="string" table:style-name="ce80">
            <text:p>2017 yılı sonu</text:p>
          </table:table-cell>
          <table:table-cell table:style-name="ce45"/>
          <table:table-cell table:style-name="ce81"/>
          <table:table-cell office:value-type="string" table:style-name="ce105">
            <text:p>hacının alacağı USD</text:p>
          </table:table-cell>
          <table:table-cell office:value-type="float" office:value="137276.82901408419" table:formula="of:=SUM([.F30:.F33])" table:style-name="ce84">
            <text:p>137.276,83</text:p>
          </table:table-cell>
          <table:table-cell table:style-name="ce46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table:style-name="ce83"/>
          <table:table-cell office:value-type="string" table:style-name="ce101">
            <text:p>NAZAN ALACAK</text:p>
          </table:table-cell>
          <table:table-cell table:style-name="ce81"/>
          <table:table-cell table:style-name="ce45"/>
          <table:table-cell table:style-name="ce81"/>
          <table:table-cell table:style-name="ce46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office:value-type="string" table:style-name="ce81">
            <text:p>İnşaat Dükkandan nazana ½</text:p>
          </table:table-cell>
          <table:table-cell office:value-type="float" office:value="-15000" table:style-name="ce84">
            <text:p>-15.000,00</text:p>
          </table:table-cell>
          <table:table-cell office:value-type="float" office:value="-15000" table:formula="of:=[.C36]" table:style-name="ce81">
            <text:p>-15.000,00</text:p>
          </table:table-cell>
          <table:table-cell office:value-type="float" office:value="1.4" table:style-name="ce81">
            <text:p>1,40</text:p>
          </table:table-cell>
          <table:table-cell office:value-type="float" office:value="-10714.285714285716" table:formula="of:=[.C36]/[.E36]" table:style-name="ce84">
            <text:p>-10.714,29</text:p>
          </table:table-cell>
          <table:table-cell table:style-name="ce55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table:style-name="ce102"/>
          <table:table-cell table:style-name="ce83"/>
          <table:table-cell table:style-name="ce55"/>
          <table:table-cell office:value-type="float" office:value="-15000" table:formula="of:=[.D36]+[.C37]" table:style-name="ce81">
            <text:p>-15.000,00</text:p>
          </table:table-cell>
          <table:table-cell table:style-name="ce45"/>
          <table:table-cell table:style-name="ce81"/>
          <table:table-cell table:style-name="ce55"/>
          <table:table-cell table:style-name="ce103"/>
          <table:table-cell table:number-columns-repeated="16376" table:style-name="ce45"/>
        </table:table-row>
        <table:table-row table:style-name="ro4">
          <table:table-cell table:style-name="ce102"/>
          <table:table-cell table:style-name="ce83"/>
          <table:table-cell table:style-name="ce55"/>
          <table:table-cell table:style-name="ce81"/>
          <table:table-cell office:value-type="string" table:style-name="ce105">
            <text:p>Nazanın alacağı USD</text:p>
          </table:table-cell>
          <table:table-cell office:value-type="float" office:value="-10714.285714285716" table:formula="of:=SUM([.F36:.F37])" table:style-name="ce84">
            <text:p>-10.714,29</text:p>
          </table:table-cell>
          <table:table-cell table:style-name="ce55"/>
          <table:table-cell table:style-name="ce103"/>
          <table:table-cell table:number-columns-repeated="16376" table:style-name="ce45"/>
        </table:table-row>
        <table:table-row table:style-name="ro4">
          <table:table-cell table:style-name="ce79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45">
            <text:p>263330,61</text:p>
          </table:table-cell>
          <table:table-cell table:style-name="ce81"/>
          <table:table-cell table:style-name="ce45"/>
          <table:table-cell table:style-name="ce106"/>
          <table:table-cell table:style-name="ce55"/>
          <table:table-cell table:style-name="ce103"/>
          <table:table-cell table:style-name="ce45"/>
          <table:table-cell table:number-columns-repeated="16375"/>
        </table:table-row>
        <table:table-row table:style-name="ro4">
          <table:table-cell table:style-name="ce106"/>
          <table:table-cell office:value-type="string" table:style-name="ce107">
            <text:p>2017 yılı sonu</text:p>
          </table:table-cell>
          <table:table-cell table:number-columns-repeated="2" table:style-name="ce106"/>
          <table:table-cell office:value-type="string" table:style-name="ce108">
            <text:p>hacının KALAN alacağı USD</text:p>
          </table:table-cell>
          <table:table-cell office:value-type="float" office:value="126562.54329979848" table:formula="of:=[.F34]+[.F38]" table:style-name="ce109">
            <text:p>126.562,54</text:p>
          </table:table-cell>
          <table:table-cell table:style-name="ce101"/>
          <table:table-cell table:style-name="ce81"/>
          <table:table-cell table:style-name="ce45"/>
          <table:table-cell table:number-columns-repeated="16375"/>
        </table:table-row>
        <table:table-row table:style-name="ro4">
          <table:table-cell table:style-name="ce79"/>
          <table:table-cell table:style-name="ce83"/>
          <table:table-cell table:style-name="ce45"/>
          <table:table-cell table:number-columns-repeated="2" table:style-name="ce101"/>
          <table:table-cell table:style-name="ce106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3"/>
          <table:table-cell table:style-name="ce45"/>
          <table:table-cell table:number-columns-repeated="2" table:style-name="ce101"/>
          <table:table-cell table:style-name="ce45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table:style-name="ce80"/>
          <table:table-cell table:number-columns-repeated="3" table:style-name="ce81"/>
          <table:table-cell table:style-name="ce45"/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0">
            <text:p>DOĞUŞ TİCARET KAPANIŞ HESABI 2017</text:p>
          </table:table-cell>
          <table:table-cell table:style-name="ce111"/>
          <table:table-cell table:number-columns-repeated="2" table:style-name="ce93"/>
          <table:table-cell office:value-type="string" table:style-name="ce94">
            <text:p>TL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sanayi boya dükkan masrafı mermer-alçıpan Ali Balcı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20000" table:style-name="ce81">
            <text:p>-20.000,00</text:p>
          </table:table-cell>
          <table:table-cell office:value-type="float" office:value="-20000" table:formula="of:=[.E45]" table:style-name="ce96">
            <text:p>-20.00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hacı bağkur borcu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24710" table:style-name="ce81">
            <text:p>-24.710,00</text:p>
          </table:table-cell>
          <table:table-cell office:value-type="float" office:value="-44710" table:formula="of:=[.F45]+[.E46]" table:style-name="ce96">
            <text:p>-44.71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Envanter satış kdv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3750" table:style-name="ce81">
            <text:p>-13.750,00</text:p>
          </table:table-cell>
          <table:table-cell office:value-type="float" office:value="-58460" table:formula="of:=[.F46]+[.E47]" table:style-name="ce96">
            <text:p>-58.46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 table:style-name="ce79"/>
          <table:table-cell office:value-type="string" table:style-name="ce112">
            <text:p>maliye kapanışta vergi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7000" table:style-name="ce81">
            <text:p>-7.000,00</text:p>
          </table:table-cell>
          <table:table-cell office:value-type="float" office:value="-65460" table:formula="of:=[.F47]+[.E48]" table:style-name="ce96">
            <text:p>-65.460,00</text:p>
          </table:table-cell>
          <table:table-cell table:number-columns-repeated="2" table:style-name="ce81"/>
          <table:table-cell table:number-columns-repeated="56" table:style-name="ce83"/>
          <table:table-cell table:number-columns-repeated="16320"/>
        </table:table-row>
        <table:table-row table:style-name="ro4">
          <table:table-cell/>
          <table:table-cell office:value-type="string" table:style-name="ce112">
            <text:p>Firmalara ölan borçlar (yanar)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80984.36" table:style-name="ce81">
            <text:p>-180.984,36</text:p>
          </table:table-cell>
          <table:table-cell office:value-type="float" office:value="-246444.36" table:formula="of:=[.F48]+[.E49]" table:style-name="ce96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Firmalara olan borçlar (diğer)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6268.74" table:style-name="ce81">
            <text:p>-16.268,74</text:p>
          </table:table-cell>
          <table:table-cell office:value-type="float" office:value="-262713.09999999998" table:formula="of:=[.F49]+[.E50]" table:style-name="ce96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4">
            <text:p>Doğuş 2017 haziranda borçla kapandı 1 USD = 3,55 TL</text:p>
          </table:table-cell>
          <table:table-cell table:style-name="ce1"/>
          <table:table-cell table:style-name="ce90"/>
          <table:table-cell table:style-name="ce81"/>
          <table:table-cell office:value-type="float" office:value="-262713.09999999998" table:formula="of:=[.F50]+[.E51]" table:style-name="ce115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16">
            <text:p>NAZAN BALCI – DOĞUŞ 2017 HESABI</text:p>
          </table:table-cell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12">
            <text:p>doğuş hesabı <text:s/>1/2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31356.54999999999" table:formula="of:=[.F51]/2" table:style-name="ce84">
            <text:p>-131.356,55</text:p>
          </table:table-cell>
          <table:table-cell office:value-type="float" office:value="-131356.54999999999" table:formula="of:=[.F53]+[.E54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2011 emlak vergi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862" table:style-name="ce81">
            <text:p>-1.862,00</text:p>
          </table:table-cell>
          <table:table-cell office:value-type="float" office:value="-133218.54999999999" table:formula="of:=[.F54]+[.E55]" table:style-name="ce96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nazana ait esnaf koop aidat ödemesi <text:s text:c="4"/>15-2-2016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650" table:style-name="ce46">
            <text:p>-650,00</text:p>
          </table:table-cell>
          <table:table-cell office:value-type="float" office:value="-133868.54999999999" table:formula="of:=[.F55]+[.E56]" table:style-name="ce96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2013 2014 gelir vergisi farkı ankaradaki ev kira vergisi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1695" table:style-name="ce46">
            <text:p>-1.695,00</text:p>
          </table:table-cell>
          <table:table-cell office:value-type="float" office:value="-135563.54999999999" table:formula="of:=[.F56]+[.E57]" table:style-name="ce96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2">
            <text:p>kümbet ev yalıtım hesabı * 100m2*60 TL</text:p>
          </table:table-cell>
          <table:table-cell table:style-name="ce1"/>
          <table:table-cell office:value-type="string" table:style-name="ce113">
            <text:p>TL</text:p>
          </table:table-cell>
          <table:table-cell office:value-type="float" office:value="-6000" table:style-name="ce46">
            <text:p>-6.000,00</text:p>
          </table:table-cell>
          <table:table-cell office:value-type="float" office:value="-141563.54999999999" table:formula="of:=[.F57]+[.E58]" table:style-name="ce96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17">
            <text:p>DOĞUŞ KAPANIŞTA NAZAN BALCININ BORCU</text:p>
          </table:table-cell>
          <table:table-cell table:style-name="ce118"/>
          <table:table-cell office:value-type="string" table:style-name="ce119">
            <text:p>TL</text:p>
          </table:table-cell>
          <table:table-cell table:style-name="ce120"/>
          <table:table-cell office:value-type="float" office:value="-141563.54999999999" table:formula="of:=[.F58]+[.E59]" table:style-name="ce121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90"/>
          <table:table-cell table:style-name="ce81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22">
            <text:p>hacının kapanışta doğuşa borcu ½</text:p>
          </table:table-cell>
          <table:table-cell table:style-name="ce1"/>
          <table:table-cell office:value-type="string" table:style-name="ce90">
            <text:p>TL</text:p>
          </table:table-cell>
          <table:table-cell office:value-type="float" office:value="-131356.54999999999" table:formula="of:=[.F51]/2" table:style-name="ce55">
            <text:p>-131.356,55</text:p>
          </table:table-cell>
          <table:table-cell office:value-type="float" office:value="-131356.54999999999" table:formula="of:=[.F60]+[.E61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81"/>
          <table:table-cell table:style-name="ce46"/>
          <table:table-cell office:value-type="float" office:value="-131356.54999999999" table:formula="of:=[.F61]+[.E62]" table:style-name="ce9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22"/>
          <table:table-cell table:style-name="ce1"/>
          <table:table-cell table:style-name="ce81"/>
          <table:table-cell table:style-name="ce55"/>
          <table:table-cell table:style-name="ce96"/>
          <table:table-cell table:number-columns-repeated="16378"/>
        </table:table-row>
        <table:table-row table:style-name="ro4">
          <table:table-cell/>
          <table:table-cell office:value-type="string" table:style-name="ce123">
            <text:p>Doğuş Kapanışta Toplam Borç</text:p>
          </table:table-cell>
          <table:table-cell table:style-name="ce124"/>
          <table:table-cell table:style-name="ce125"/>
          <table:table-cell table:style-name="ce126"/>
          <table:table-cell office:value-type="float" office:value="-272920.09999999998" table:formula="of:=[.F59]+[.F62]" table:style-name="ce127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79"/>
          <table:table-cell table:style-name="ce81"/>
          <table:table-cell table:number-columns-repeated="2" table:style-name="ce79"/>
          <table:table-cell table:number-columns-repeated="16378"/>
        </table:table-row>
        <table:table-row table:style-name="ro4">
          <table:table-cell/>
          <table:table-cell table:number-columns-repeated="3" table:style-name="ce81"/>
          <table:table-cell table:style-name="ce79"/>
          <table:table-cell table:number-columns-repeated="3" table:style-name="ce81"/>
          <table:table-cell table:number-columns-repeated="16376"/>
        </table:table-row>
        <table:table-row table:style-name="ro4">
          <table:table-cell/>
          <table:table-cell table:style-name="ce81"/>
          <table:table-cell table:number-columns-repeated="4" table:style-name="ce90"/>
          <table:table-cell table:number-columns-repeated="16378"/>
        </table:table-row>
        <table:table-row table:style-name="ro4">
          <table:table-cell/>
          <table:table-cell table:style-name="ce101"/>
          <table:table-cell table:number-columns-repeated="2" table:style-name="ce84"/>
          <table:table-cell table:style-name="ce101"/>
          <table:table-cell table:style-name="ce84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81"/>
          <table:table-cell table:number-columns-repeated="16376"/>
        </table:table-row>
        <table:table-row table:style-name="ro4">
          <table:table-cell/>
          <table:table-cell table:style-name="ce81"/>
          <table:table-cell table:number-columns-repeated="2" table:style-name="ce79"/>
          <table:table-cell table:number-columns-repeated="2" table:style-name="ce83"/>
          <table:table-cell table:number-columns-repeated="16378"/>
        </table:table-row>
        <table:table-row table:style-name="ro4">
          <table:table-cell/>
          <table:table-cell table:number-columns-repeated="7" table:style-name="ce81"/>
          <table:table-cell table:number-columns-repeated="16376"/>
        </table:table-row>
        <table:table-row table:number-rows-repeated="16" table:style-name="ro4">
          <table:table-cell/>
          <table:table-cell table:style-name="ce83"/>
          <table:table-cell table:number-columns-repeated="6" table:style-name="ce81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6" table:style-name="ce81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81"/>
          <table:table-cell table:number-columns-repeated="16376"/>
        </table:table-row>
        <table:table-row table:style-name="ro4">
          <table:table-cell/>
          <table:table-cell table:style-name="ce101"/>
          <table:table-cell table:number-columns-repeated="2" table:style-name="ce84"/>
          <table:table-cell table:style-name="ce101"/>
          <table:table-cell table:style-name="ce84"/>
          <table:table-cell table:number-columns-repeated="16378"/>
        </table:table-row>
        <table:table-row table:number-rows-repeated="2" table:style-name="ro4">
          <table:table-cell/>
          <table:table-cell table:style-name="ce83"/>
          <table:table-cell table:number-columns-repeated="6" table:style-name="ce81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6"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35" table:default-cell-style-name="ce1"/>
        <table:table-column table:style-name="co10" table:number-columns-repeated="16379" table:default-cell-style-name="ce1"/>
        <table:table-row table:style-name="ro1">
          <table:table-cell table:style-name="ce129"/>
          <table:table-cell table:number-columns-repeated="2" table:style-name="ce130"/>
          <table:table-cell office:value-type="date" office:date-value="2023-11-03T00:00:00" table:number-columns-spanned="2" table:number-rows-spanned="1" table:style-name="ce184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29"/>
          <table:table-cell table:number-columns-repeated="3" table:style-name="ce130"/>
          <table:table-cell table:number-columns-repeated="16380" table:style-name="ce1"/>
        </table:table-row>
        <table:table-row table:style-name="ro1">
          <table:table-cell office:value-type="string" table:style-name="ce131">
            <text:p>Doğuşa Olan Borçlar</text:p>
          </table:table-cell>
          <table:table-cell table:number-columns-repeated="3" table:style-name="ce130"/>
          <table:table-cell office:value-type="string" table:style-name="ce25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32">
            <text:p>Nazan – Hakanın doğuştan ödenen borçlar</text:p>
          </table:table-cell>
          <table:table-cell office:value-type="float" office:value="143534.12" table:formula="of:=['01-03-HAKAN'.F159]" table:style-name="ce132">
            <text:p>143.534,12</text:p>
          </table:table-cell>
          <table:table-cell office:value-type="float" office:value="1.4427171015989599" table:formula="of:=[.B4]/[.D4]" table:style-name="ce133">
            <text:p>1,44</text:p>
          </table:table-cell>
          <table:table-cell office:value-type="currency" office:value="99488.749277957177" table:formula="of:=['01-03-HAKAN'.F181]" table:style-name="ce134">
            <text:p>$99.488,75</text:p>
          </table:table-cell>
          <table:table-cell office:value-type="currency" office:value="99488.749277957177" table:formula="of:=[.D4]" table:style-name="ce135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Nazan – Doğuş kapanış borcu ½</text:p>
          </table:table-cell>
          <table:table-cell office:value-type="currency" office:value="141563.54999999999" table:formula="of:=['01-01-DGS'.F59]*-1" table:style-name="ce136">
            <text:p>₺141.563,55</text:p>
          </table:table-cell>
          <table:table-cell office:value-type="float" office:value="3.55" table:style-name="ce133">
            <text:p>3,55</text:p>
          </table:table-cell>
          <table:table-cell office:value-type="currency" office:value="39877.056338028167" table:formula="of:=[.B5]/[.C5]" table:style-name="ce137">
            <text:p>$39.877,06</text:p>
          </table:table-cell>
          <table:table-cell office:value-type="currency" office:value="139365.80561598536" table:formula="of:=[.E4]+[.D5]" table:style-name="ce138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Hacı – Doğuş kapanış borcu ½</text:p>
          </table:table-cell>
          <table:table-cell office:value-type="currency" office:value="131356.54999999999" table:formula="of:=['01-01-DGS'.F61]*-1" table:style-name="ce136">
            <text:p>₺131.356,55</text:p>
          </table:table-cell>
          <table:table-cell office:value-type="float" office:value="3.55" table:style-name="ce133">
            <text:p>3,55</text:p>
          </table:table-cell>
          <table:table-cell office:value-type="currency" office:value="37001.845070422532" table:formula="of:=[.B6]/[.C6]" table:style-name="ce139">
            <text:p>$37.001,85</text:p>
          </table:table-cell>
          <table:table-cell office:value-type="currency" office:value="176367.6506864079" table:formula="of:=[.E5]+[.D6]" table:style-name="ce138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40">
            <text:p>DOĞUŞ KAPANIŞ ALACAK TOPLAMI</text:p>
          </table:table-cell>
          <table:table-cell office:value-type="currency" office:value="416454.22" table:formula="of:=SUM([.B4:.B6])" table:style-name="ce141">
            <text:p>₺416.454,22</text:p>
          </table:table-cell>
          <table:table-cell table:style-name="ce133"/>
          <table:table-cell office:value-type="currency" office:value="176367.6506864079" table:formula="of:=SUM([.D4:.D6])" table:style-name="ce142">
            <text:p>$176.367,65</text:p>
          </table:table-cell>
          <table:table-cell table:style-name="ce138"/>
          <table:table-cell table:number-columns-repeated="16379"/>
        </table:table-row>
        <table:table-row table:style-name="ro11">
          <table:table-cell table:style-name="ce130"/>
          <table:table-cell table:style-name="ce141"/>
          <table:table-cell table:style-name="ce133"/>
          <table:table-cell table:style-name="ce142"/>
          <table:table-cell table:style-name="ce138"/>
          <table:table-cell table:number-columns-repeated="16379"/>
        </table:table-row>
        <table:table-row table:style-name="ro1">
          <table:table-cell office:value-type="string" table:style-name="ce131">
            <text:p>Doğuşun Borçları</text:p>
          </table:table-cell>
          <table:table-cell table:style-name="ce136"/>
          <table:table-cell table:style-name="ce133"/>
          <table:table-cell table:style-name="ce130"/>
          <table:table-cell table:style-name="ce138"/>
          <table:table-cell table:number-columns-repeated="16379"/>
        </table:table-row>
        <table:table-row table:style-name="ro1">
          <table:table-cell office:value-type="string" table:style-name="ce130">
            <text:p>Hacı – MUSTAFA BALCIdan doğuşa verilen-2007</text:p>
          </table:table-cell>
          <table:table-cell office:value-type="currency" office:value="50000" table:style-name="ce136">
            <text:p>₺50.000,00</text:p>
          </table:table-cell>
          <table:table-cell office:value-type="float" office:value="1.31" table:style-name="ce133">
            <text:p>1,31</text:p>
          </table:table-cell>
          <table:table-cell office:value-type="currency" office:value="38167.938931297707" table:formula="of:=[.B10]/[.C10]" table:style-name="ce139">
            <text:p>$38.167,94</text:p>
          </table:table-cell>
          <table:table-cell office:value-type="currency" office:value="138199.71175511018" table:formula="of:=[.E6]+[.D10]*-1" table:style-name="ce138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30">
            <text:p>Hacı – Doğuş kapanırken hacının ödediği-2017</text:p>
          </table:table-cell>
          <table:table-cell office:value-type="currency" office:value="272920.09999999998" table:formula="of:=['01-01-DGS'.F64]*-1" table:style-name="ce136">
            <text:p>₺272.920,10</text:p>
          </table:table-cell>
          <table:table-cell office:value-type="float" office:value="3.55" table:style-name="ce133">
            <text:p>3,55</text:p>
          </table:table-cell>
          <table:table-cell office:value-type="currency" office:value="76878.901408450707" table:formula="of:=[.B11]/[.C11]" table:style-name="ce139">
            <text:p>$76.878,90</text:p>
          </table:table-cell>
          <table:table-cell office:value-type="currency" office:value="61320.810346659477" table:formula="of:=[.E10]+[.D11]*-1" table:style-name="ce138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40">
            <text:p>DOĞUŞ KAPANIŞ BORÇ TOPLAMI</text:p>
          </table:table-cell>
          <table:table-cell office:value-type="currency" office:value="322920.09999999998" table:formula="of:=SUM([.B10:.B11])" table:style-name="ce141">
            <text:p>₺322.920,10</text:p>
          </table:table-cell>
          <table:table-cell table:style-name="ce133"/>
          <table:table-cell office:value-type="currency" office:value="115046.84033974842" table:formula="of:=SUM([.D10:.D11])" table:style-name="ce142">
            <text:p>$115.046,84</text:p>
          </table:table-cell>
          <table:table-cell office:value-type="currency" office:value="61320.810346659477" table:formula="of:=[.E11]" table:style-name="ce138">
            <text:p>$61.320,81</text:p>
          </table:table-cell>
          <table:table-cell table:number-columns-repeated="16379"/>
        </table:table-row>
        <table:table-row table:style-name="ro1">
          <table:table-cell table:style-name="ce130"/>
          <table:table-cell table:style-name="ce136"/>
          <table:table-cell table:style-name="ce133"/>
          <table:table-cell table:style-name="ce1"/>
          <table:table-cell office:value-type="currency" office:value="61320.810346659477" table:formula="of:=[.E12]" table:style-name="ce138">
            <text:p>$61.320,81</text:p>
          </table:table-cell>
          <table:table-cell table:number-columns-repeated="16379"/>
        </table:table-row>
        <table:table-row table:style-name="ro1">
          <table:table-cell table:style-name="ce130"/>
          <table:table-cell table:style-name="ce136"/>
          <table:table-cell table:style-name="ce1"/>
          <table:table-cell office:value-type="string" table:style-name="ce25">
            <text:p>Borç – alacak tahsilatı yapılabilseydi doğuş kapanışta kalan sermaye</text:p>
          </table:table-cell>
          <table:table-cell office:value-type="currency" office:value="61320.810346659477" table:formula="of:=[.E13]" table:style-name="ce138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43"/>
          <table:table-cell table:style-name="ce1"/>
          <table:table-cell table:style-name="ce142"/>
          <table:table-cell table:style-name="ce138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44">
            <text:p>$30.660,41</text:p>
          </table:table-cell>
          <table:table-cell table:style-name="ce138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45">
            <text:p>$30.660,41</text:p>
          </table:table-cell>
          <table:table-cell table:style-name="ce138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35"/>
          <table:table-cell table:style-name="ce138"/>
          <table:table-cell table:number-columns-repeated="16379"/>
        </table:table-row>
        <table:table-row table:style-name="ro1">
          <table:table-cell office:value-type="string" table:style-name="ce146">
            <text:p>İnşaat HESABI</text:p>
          </table:table-cell>
          <table:table-cell table:style-name="ce147"/>
          <table:table-cell table:number-columns-repeated="2" table:style-name="ce148"/>
          <table:table-cell table:style-name="ce149"/>
          <table:table-cell table:number-columns-repeated="16379"/>
        </table:table-row>
        <table:table-row table:style-name="ro1">
          <table:table-cell table:style-name="ce150"/>
          <table:table-cell office:value-type="string" table:style-name="ce151">
            <text:p>Nazanın fazladan aldığı ,nşaat hissesi – Daire ½</text:p>
          </table:table-cell>
          <table:table-cell office:value-type="currency" office:value="40000" table:style-name="ce152">
            <text:p>₺40.000,00</text:p>
          </table:table-cell>
          <table:table-cell office:value-type="float" office:value="1.4" table:style-name="ce132">
            <text:p>1,40</text:p>
          </table:table-cell>
          <table:table-cell office:value-type="currency" office:value="28571.428571428572" table:formula="of:=[.C21]/[.D21]" table:style-name="ce153">
            <text:p>$28.571,43</text:p>
          </table:table-cell>
          <table:table-cell table:number-columns-repeated="16379"/>
        </table:table-row>
        <table:table-row table:style-name="ro1">
          <table:table-cell table:style-name="ce150"/>
          <table:table-cell office:value-type="string" table:style-name="ce151">
            <text:p>Hacının fazladan aldığı dükkan hissesi – Dükkan ½</text:p>
          </table:table-cell>
          <table:table-cell office:value-type="currency" office:value="15000" table:style-name="ce154">
            <text:p>₺15.000,00</text:p>
          </table:table-cell>
          <table:table-cell office:value-type="float" office:value="1.4" table:style-name="ce132">
            <text:p>1,40</text:p>
          </table:table-cell>
          <table:table-cell office:value-type="currency" office:value="-10714.285714285716" table:formula="of:=[.C22]/[.D22]*-1" table:style-name="ce155">
            <text:p>-$10.714,29</text:p>
          </table:table-cell>
          <table:table-cell table:number-columns-repeated="16379"/>
        </table:table-row>
        <table:table-row table:style-name="ro1">
          <table:table-cell table:style-name="ce156"/>
          <table:table-cell table:style-name="ce157"/>
          <table:table-cell table:style-name="ce158"/>
          <table:table-cell office:value-type="string" table:style-name="ce159">
            <text:p>İnşaat hesabından hacının alacağı</text:p>
          </table:table-cell>
          <table:table-cell office:value-type="currency" office:value="17857.142857142855" table:formula="of:=SUM([.E21:.E22])" table:style-name="ce160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61"/>
          <table:table-cell table:style-name="ce111"/>
          <table:table-cell table:style-name="ce162"/>
          <table:table-cell table:style-name="ce111"/>
          <table:table-cell table:style-name="ce163"/>
          <table:table-cell table:number-columns-repeated="16379"/>
        </table:table-row>
        <table:table-row table:style-name="ro1">
          <table:table-cell office:value-type="string" table:style-name="ce164">
            <text:p>nazanın toplam borcu</text:p>
          </table:table-cell>
          <table:table-cell table:style-name="ce1"/>
          <table:table-cell office:value-type="string" table:style-name="ce165">
            <text:p>hakandan</text:p>
          </table:table-cell>
          <table:table-cell office:value-type="currency" office:value="-99488.749277957177" table:formula="of:=[.D4]*-1" table:style-name="ce134">
            <text:p>-$99.488,75</text:p>
          </table:table-cell>
          <table:table-cell office:value-type="currency" office:value="-99488.749277957177" table:formula="of:=[.D27]" table:style-name="ce166">
            <text:p>-$99.488,75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office:value-type="string" table:style-name="ce165">
            <text:p>doğuştan</text:p>
          </table:table-cell>
          <table:table-cell office:value-type="currency" office:value="-39877.056338028167" table:formula="of:=[.D5]*-1" table:style-name="ce167">
            <text:p>-$39.877,06</text:p>
          </table:table-cell>
          <table:table-cell office:value-type="currency" office:value="-139365.80561598536" table:formula="of:=[.E27]+[.D28]" table:style-name="ce166">
            <text:p>-$139.365,81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office:value-type="string" table:style-name="ce168">
            <text:p>inşaattan</text:p>
          </table:table-cell>
          <table:table-cell office:value-type="currency" office:value="-17857.142857142855" table:formula="of:=[.E23]*-1" table:style-name="ce169">
            <text:p>-$17.857,14</text:p>
          </table:table-cell>
          <table:table-cell office:value-type="currency" office:value="-157222.9484731282" table:formula="of:=[.E28]+[.D29]" table:style-name="ce166">
            <text:p>-$157.222,95</text:p>
          </table:table-cell>
          <table:table-cell table:number-columns-repeated="16379"/>
        </table:table-row>
        <table:table-row table:style-name="ro1">
          <table:table-cell table:style-name="ce170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66">
            <text:p>-$157.222,95</text:p>
          </table:table-cell>
          <table:table-cell table:number-columns-repeated="16379"/>
        </table:table-row>
        <table:table-row table:style-name="ro1">
          <table:table-cell table:style-name="ce171"/>
          <table:table-cell table:style-name="ce172"/>
          <table:table-cell office:value-type="string" table:style-name="ce173">
            <text:p>nazanın doğuş kapanışta doğuşun varlığının yarısı</text:p>
          </table:table-cell>
          <table:table-cell office:value-type="currency" office:value="30660.405173329738" table:formula="of:=[.D16]" table:style-name="ce174">
            <text:p>$30.660,41</text:p>
          </table:table-cell>
          <table:table-cell office:value-type="currency" office:value="-126562.54329979846" table:formula="of:=[.E30]+[.D31]" table:style-name="ce166">
            <text:p>-$126.562,54</text:p>
          </table:table-cell>
          <table:table-cell table:number-columns-repeated="16379"/>
        </table:table-row>
        <table:table-row table:style-name="ro1">
          <table:table-cell table:style-name="ce150"/>
          <table:table-cell table:style-name="ce1"/>
          <table:table-cell table:style-name="ce165"/>
          <table:table-cell table:style-name="ce135"/>
          <table:table-cell office:value-type="currency" office:value="-126562.54329979846" table:formula="of:=[.E31]+[.D32]" table:style-name="ce166">
            <text:p>-$126.562,54</text:p>
          </table:table-cell>
          <table:table-cell table:number-columns-repeated="16379"/>
        </table:table-row>
        <table:table-row table:style-name="ro1">
          <table:table-cell table:style-name="ce175"/>
          <table:table-cell table:style-name="ce176"/>
          <table:table-cell office:value-type="string" table:style-name="ce177">
            <text:p>nazanın toplam borcu = hakan + doğuş kapanış + inşaat hesabı</text:p>
          </table:table-cell>
          <table:table-cell table:style-name="ce178"/>
          <table:table-cell office:value-type="currency" office:value="-126562.54329979846" table:formula="of:=[.E32]+[.D33]" table:style-name="ce179">
            <text:p>-$126.562,54</text:p>
          </table:table-cell>
          <table:table-cell table:number-columns-repeated="16379"/>
        </table:table-row>
        <table:table-row table:style-name="ro1">
          <table:table-cell table:style-name="ce156"/>
          <table:table-cell table:style-name="ce124"/>
          <table:table-cell office:value-type="string" table:style-name="ce180">
            <text:p>hakanın doğuşa olan toplam borç içindeki payı</text:p>
          </table:table-cell>
          <table:table-cell office:value-type="percentage" office:value="-0.7860836759758415" table:formula="of:=[.D4]/[.E33]" table:style-name="ce181">
            <text:p>-%78,61</text:p>
          </table:table-cell>
          <table:table-cell table:style-name="ce18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83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7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0" table:number-columns-repeated="16379" table:default-cell-style-name="ce1"/>
        <table:table-row table:style-name="ro1">
          <table:table-cell table:style-name="ce185"/>
          <table:table-cell table:number-columns-repeated="2" table:style-name="ce1"/>
          <table:table-cell table:style-name="ce186"/>
          <table:table-cell office:value-type="date" office:date-value="2023-11-04T00:00:00" table:style-name="ce82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87"/>
          <table:table-cell office:value-type="string" table:style-name="ce188">
            <text:p>1203 m2 SANAYİ Arsa Değeri<text:s/></text:p>
          </table:table-cell>
          <table:table-cell office:value-type="currency" office:value="450000" table:style-name="ce189">
            <text:p>$450.000,00</text:p>
          </table:table-cell>
          <table:table-cell table:number-columns-repeated="16379"/>
        </table:table-row>
        <table:table-row table:style-name="ro14">
          <table:table-cell table:style-name="ce1"/>
          <table:table-cell table:style-name="ce190"/>
          <table:table-cell table:style-name="ce191"/>
          <table:table-cell office:value-type="string" table:style-name="ce192">
            <text:p>Nazan</text:p>
          </table:table-cell>
          <table:table-cell office:value-type="string" table:style-name="ce193">
            <text:p>Hacı</text:p>
          </table:table-cell>
          <table:table-cell table:number-columns-repeated="16379"/>
        </table:table-row>
        <table:table-row table:style-name="ro14">
          <table:table-cell table:number-columns-repeated="2" table:style-name="ce1"/>
          <table:table-cell table:style-name="ce188"/>
          <table:table-cell table:number-columns-repeated="2" table:style-name="ce194"/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195">
            <text:p>2007 hisse oranları</text:p>
          </table:table-cell>
          <table:table-cell office:value-type="percentage" office:value="0.5" table:style-name="ce196">
            <text:p>50%</text:p>
          </table:table-cell>
          <table:table-cell office:value-type="percentage" office:value="0.5" table:style-name="ce197">
            <text:p>50%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198">
            <text:p>2007 hisse değerleri</text:p>
          </table:table-cell>
          <table:table-cell office:value-type="currency" office:value="225000" table:formula="of:=[.E3]*0.5" table:style-name="ce199">
            <text:p>$225.000,00</text:p>
          </table:table-cell>
          <table:table-cell office:value-type="currency" office:value="225000" table:formula="of:=[.E3]*0.5" table:style-name="ce200">
            <text:p>$225.000,00</text:p>
          </table:table-cell>
          <table:table-cell table:number-columns-repeated="16379"/>
        </table:table-row>
        <table:table-row table:style-name="ro15">
          <table:table-cell table:number-columns-repeated="2" table:style-name="ce1"/>
          <table:table-cell table:style-name="ce188"/>
          <table:table-cell table:number-columns-repeated="2" table:style-name="ce201"/>
          <table:table-cell table:number-columns-repeated="16379"/>
        </table:table-row>
        <table:table-row table:style-name="ro15">
          <table:table-cell table:style-name="ce1"/>
          <table:table-cell table:style-name="ce202"/>
          <table:table-cell office:value-type="string" table:style-name="ce203">
            <text:p>2017 DOĞUŞ hesap kapama sonucu</text:p>
          </table:table-cell>
          <table:table-cell office:value-type="currency" office:value="-126562.54329979846" table:formula="of:=['01-02-DGS'.E33]" table:style-name="ce204">
            <text:p>-$126.562,54</text:p>
          </table:table-cell>
          <table:table-cell office:value-type="currency" office:value="126562.54329979846" table:formula="of:=[.D9]*-1" table:style-name="ce205">
            <text:p>$126.562,54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206"/>
          <table:table-cell office:value-type="string" table:style-name="ce207">
            <text:p>nazanın borcu arsa hissesinden düşüldü <text:s text:c="43"/>I <text:s text:c="51"/>V</text:p>
          </table:table-cell>
          <table:table-cell office:value-type="string" table:style-name="ce207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195">
            <text:p>2017 hesap sonrası hisse değerleri</text:p>
          </table:table-cell>
          <table:table-cell office:value-type="currency" office:value="98437.456700201539" table:formula="of:=SUM([.D7:.D9])" table:style-name="ce208">
            <text:p>$98.437,46</text:p>
          </table:table-cell>
          <table:table-cell office:value-type="currency" office:value="351562.54329979845" table:formula="of:=SUM([.E7:.E9])" table:style-name="ce209">
            <text:p>$351.562,54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210">
            <text:p>2017 hesap sonrası hisse oranları</text:p>
          </table:table-cell>
          <table:table-cell office:value-type="percentage" office:value="0.21874990377822565" table:formula="of:=[.D11]/[.E3]" table:style-name="ce211">
            <text:p>21,8750%</text:p>
          </table:table-cell>
          <table:table-cell office:value-type="percentage" office:value="0.78125009622177433" table:formula="of:=[.E11]/[.E3]" table:style-name="ce212">
            <text:p>78,1250%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3"/>
          <table:table-cell table:style-name="ce214"/>
          <table:table-cell office:value-type="string" table:style-name="ce206">
            <text:p>'[02-23-sny.ods]02-13-BAKIYE'!$AC$28</text:p>
          </table:table-cell>
          <table:table-cell office:value-type="string" table:style-name="ce207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161"/>
          <table:table-cell office:value-type="string" table:style-name="ce215">
            <text:p>2019-22 kira gelirleri</text:p>
          </table:table-cell>
          <table:table-cell office:value-type="currency" office:value="7485.3" table:style-name="ce208">
            <text:p>$7.485,30</text:p>
          </table:table-cell>
          <table:table-cell office:value-type="currency" office:value="-7485.3" table:formula="of:=[.D14]*-1" table:style-name="ce209">
            <text:p>-$7.485,30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56"/>
          <table:table-cell office:value-type="string" table:style-name="ce216">
            <text:p>2019-22 kira gelirleri % si</text:p>
          </table:table-cell>
          <table:table-cell office:value-type="percentage" office:value="1.663400000000001E-2" table:formula="of:=[.D18]-[.D12]" table:style-name="ce211">
            <text:p>1,6634%</text:p>
          </table:table-cell>
          <table:table-cell office:value-type="percentage" office:value="-1.6633999999999927E-2" table:formula="of:=[.E18]-[.E12]" table:style-name="ce217">
            <text:p>-1,6634%</text:p>
          </table:table-cell>
          <table:table-cell table:number-columns-repeated="16379"/>
        </table:table-row>
        <table:table-row table:style-name="ro18">
          <table:table-cell table:style-name="ce1"/>
          <table:table-cell table:style-name="ce213"/>
          <table:table-cell table:style-name="ce214"/>
          <table:table-cell office:value-type="string" table:style-name="ce207">
            <text:p>hacının tahsil ettiği 2019-22 kira gelirleri nazanın hissesine eklendi <text:s text:c="43"/>I <text:s text:c="51"/>V</text:p>
          </table:table-cell>
          <table:table-cell office:value-type="string" table:style-name="ce207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18"/>
          <table:table-cell office:value-type="string" table:style-name="ce188">
            <text:p>2022 kira gelirleri eklenmiş hisse değerleri</text:p>
          </table:table-cell>
          <table:table-cell office:value-type="currency" office:value="105922.75670020154" table:formula="of:=[.D11]+[.D14]" table:style-name="ce219">
            <text:p>$105.922,76</text:p>
          </table:table-cell>
          <table:table-cell office:value-type="currency" office:value="344077.24329979846" table:formula="of:=[.E11]+[.E14]" table:style-name="ce220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21"/>
          <table:table-cell office:value-type="string" table:style-name="ce222">
            <text:p>2022 kira gelirleri eklenmiş <text:s/>hisse oranları</text:p>
          </table:table-cell>
          <table:table-cell office:value-type="percentage" office:value="0.23538390377822566" table:formula="of:=[.D17]/[.E3]" table:style-name="ce223">
            <text:p>23,5384%</text:p>
          </table:table-cell>
          <table:table-cell office:value-type="percentage" office:value="0.7646160962217744" table:formula="of:=[.E17]/[.E3]" table:style-name="ce224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25">
            <text:p>2023 ve sonrası hesaplar için uygulanacak<text:s/></text:p>
          </table:table-cell>
          <table:table-cell table:style-name="ce226"/>
          <table:table-cell table:style-name="ce111"/>
          <table:table-cell table:style-name="ce163"/>
          <table:table-cell table:number-columns-repeated="16379"/>
        </table:table-row>
        <table:table-row table:style-name="ro21">
          <table:table-cell/>
          <table:table-cell office:value-type="string" table:style-name="ce227">
            <text:p>SON HİSSE ORANLARI</text:p>
          </table:table-cell>
          <table:table-cell table:style-name="ce228"/>
          <table:table-cell office:value-type="percentage" office:value="0.23538390377822566" table:formula="of:=[.D18]" table:style-name="ce229">
            <text:p>23,5384%</text:p>
          </table:table-cell>
          <table:table-cell office:value-type="percentage" office:value="0.7646160962217744" table:formula="of:=[.E18]" table:style-name="ce230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percentage-style style:name="N37" number:language="tr" number:country="TR">
      <number:text>%</number:text>
      <number:number number:decimal-places="2" number:min-decimal-places="2" number:min-integer-digits="1"/>
    </number:percentage-style>
    <number:number-style style:name="N38">
      <number:number number:decimal-places="5" number:min-decimal-places="5" number:min-integer-digits="1" number:grouping="true"/>
    </number:number-style>
    <number:number-style style:name="N39" number:language="tr" number:country="TR">
      <number:number number:min-integer-digits="1"/>
    </number:number-style>
    <number:date-style style:name="N40">
      <number:day/>
      <number:text>.</number:text>
      <number:month number:style="long"/>
      <number:text>.</number:text>
      <number:year number:style="long"/>
    </number:date-style>
    <number:date-style style:name="N41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2">
      <number:day number:style="long"/>
      <number:text>.</number:text>
      <number:month number:style="long"/>
      <number:text>.</number:text>
      <number:year number:style="long"/>
    </number:date-style>
    <number:currency-style style:name="N43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4P0"/>
    </number:currency-style>
    <number:currency-style style:name="N45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5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5P0"/>
    </number:currency-style>
    <number:date-style style:name="N46">
      <number:day/>
      <number:text>.</number:text>
      <number:month number:textual="true"/>
    </number:date-style>
    <number:percentage-style style:name="N47">
      <number:text>%</number:text>
      <number:number number:decimal-places="2" number:min-decimal-places="2" number:min-integer-digits="1"/>
    </number:percentage-style>
    <number:date-style style:name="N48">
      <number:month number:textual="true"/>
      <number:text>.</number:text>
      <number:year/>
    </number:date-style>
    <number:percentage-style style:name="N49">
      <number:number number:decimal-places="4" number:min-decimal-places="4" number:min-integer-digits="1"/>
      <number:text>%</number:text>
    </number:percentage-style>
    <number:date-style style:name="N50P0">
      <number:day number:style="long"/>
      <number:text>.</number:text>
      <number:month number:style="long"/>
      <number:text>.</number:text>
      <number:year/>
    </number:date-style>
    <number:text-style style:name="N50">
      <number:text-content/>
      <style:map style:condition="value()&gt;=0" style:apply-style-name="N50P0"/>
    </number:text-style>
    <number:number-style style:name="N51P0">
      <number:text>-</number:text>
      <number:number number:decimal-places="2" number:min-decimal-places="2" number:min-integer-digits="1" number:grouping="true"/>
    </number:number-style>
    <number:number-style style:name="N5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1P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4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5" style:page-layout-name="pm3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3-07T09:04:55Z</dc:date>
    <meta:print-date>2024-02-28T10:21:38Z</meta:print-date>
    <meta:editing-cycles>230</meta:editing-cycles>
    <meta:editing-duration>PT27528S</meta:editing-duration>
  </office:meta>
</office:document-meta>
</file>